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co11" style:family="table-column">
      <style:table-column-properties fo:break-before="auto" style:column-width="2.859cm"/>
    </style:style>
    <style:style style:name="co12" style:family="table-column">
      <style:table-column-properties fo:break-before="auto" style:column-width="4.657cm"/>
    </style:style>
    <style:style style:name="co13" style:family="table-column">
      <style:table-column-properties fo:break-before="auto" style:column-width="5.528cm"/>
    </style:style>
    <style:style style:name="co14" style:family="table-column">
      <style:table-column-properties fo:break-before="auto" style:column-width="5.038cm"/>
    </style:style>
    <style:style style:name="co15" style:family="table-column">
      <style:table-column-properties fo:break-before="auto" style:column-width="4.547cm"/>
    </style:style>
    <style:style style:name="co16" style:family="table-column">
      <style:table-column-properties fo:break-before="auto" style:column-width="4.71cm"/>
    </style:style>
    <style:style style:name="co17" style:family="table-column">
      <style:table-column-properties fo:break-before="auto" style:column-width="4.493cm"/>
    </style:style>
    <style:style style:name="co18" style:family="table-column">
      <style:table-column-properties fo:break-before="auto" style:column-width="2.26cm"/>
    </style:style>
    <style:style style:name="co19" style:family="table-column">
      <style:table-column-properties fo:break-before="auto" style:column-width="3.731cm"/>
    </style:style>
    <style:style style:name="co20" style:family="table-column">
      <style:table-column-properties fo:break-before="auto" style:column-width="4.029cm"/>
    </style:style>
    <style:style style:name="co21" style:family="table-column">
      <style:table-column-properties fo:break-before="auto" style:column-width="5.145cm"/>
    </style:style>
    <style:style style:name="co22" style:family="table-column">
      <style:table-column-properties fo:break-before="auto" style:column-width="3.866cm"/>
    </style:style>
    <style:style style:name="co23" style:family="table-column">
      <style:table-column-properties fo:break-before="auto" style:column-width="4.819cm"/>
    </style:style>
    <style:style style:name="co24" style:family="table-column">
      <style:table-column-properties fo:break-before="auto" style:column-width="4.847cm"/>
    </style:style>
    <style:style style:name="co25" style:family="table-column">
      <style:table-column-properties fo:break-before="auto" style:column-width="4.357cm"/>
    </style:style>
    <style:style style:name="co26" style:family="table-column">
      <style:table-column-properties fo:break-before="auto" style:column-width="4.519cm"/>
    </style:style>
    <style:style style:name="co27" style:family="table-column">
      <style:table-column-properties fo:break-before="auto" style:column-width="4.9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5"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37"/>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49">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 (lien violet) &amp; Retourner voir Carine avec Shulk en leader</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number-columns-repeated="7"/>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number-columns-repeated="7"/>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table:number-columns-repeated="7"/>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table:number-columns-repeated="7"/>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table:number-columns-repeated="7"/>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table:number-columns-repeated="7"/>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table:number-columns-repeated="7"/>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table:number-columns-repeated="7"/>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table:number-columns-repeated="7"/>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table:number-columns-repeated="7"/>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table:number-columns-repeated="7"/>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table:number-columns-repeated="7"/>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table:number-columns-repeated="7"/>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table:number-columns-repeated="7"/>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table:number-columns-repeated="7"/>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table:number-columns-repeated="7"/>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table:number-columns-repeated="7"/>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table:number-columns-repeated="7"/>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table:number-columns-repeated="7"/>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table:number-columns-repeated="7"/>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table:number-columns-repeated="7"/>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table:number-columns-repeated="7"/>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table:number-columns-repeated="7"/>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table:number-columns-repeated="7"/>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number-columns-repeated="7"/>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number-columns-repeated="7"/>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number-columns-repeated="7"/>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number-columns-repeated="7"/>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cell table:number-columns-repeated="7"/>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cell table:number-columns-repeated="7"/>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cell table:number-columns-repeated="7"/>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cell table:number-columns-repeated="7"/>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number-columns-repeated="7"/>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number-columns-repeated="7"/>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number-columns-repeated="7"/>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table:number-columns-repeated="7"/>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de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number-columns-repeated="7"/>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number-columns-repeated="7"/>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number-columns-repeated="7"/>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number-columns-repeated="7"/>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A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number-columns-repeated="7"/>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number-columns-repeated="7"/>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number-columns-repeated="7"/>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number-columns-repeated="7"/>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number-columns-repeated="7"/>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table:number-columns-repeated="7"/>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table:number-columns-repeated="7"/>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table:number-columns-repeated="7"/>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number-columns-repeated="7"/>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number-columns-repeated="7"/>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table:number-columns-repeated="7"/>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cell table:number-columns-repeated="7"/>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cell table:number-columns-repeated="7"/>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cell table:number-columns-repeated="7"/>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cell table:number-columns-repeated="7"/>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cell table:number-columns-repeated="7"/>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cell table:number-columns-repeated="7"/>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cell table:number-columns-repeated="7"/>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table:number-columns-repeated="7"/>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table:number-columns-repeated="7"/>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table:number-columns-repeated="7"/>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table:number-columns-repeated="7"/>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sur la Mer d’Éryth</text:p>
          </table:table-cell>
          <table:table-cell table:number-columns-repeated="6"/>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table:number-columns-repeated="7"/>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table:number-columns-repeated="7"/>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table:number-columns-repeated="7"/>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table:number-columns-repeated="7"/>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table:number-columns-repeated="7"/>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table:number-columns-repeated="7"/>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table:number-columns-repeated="7"/>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table:number-columns-repeated="7"/>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table:number-columns-repeated="7"/>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table:number-columns-repeated="7"/>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table:number-columns-repeated="7"/>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table:number-columns-repeated="7"/>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table:number-columns-repeated="7"/>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table:number-columns-repeated="7"/>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table:number-columns-repeated="7"/>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table:number-columns-repeated="7"/>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table:number-columns-repeated="7"/>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table:number-columns-repeated="7"/>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table:number-columns-repeated="7"/>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table:number-columns-repeated="7"/>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table:number-columns-repeated="7"/>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table:number-columns-repeated="7"/>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table:number-columns-repeated="7"/>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table:number-columns-repeated="7"/>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table:number-columns-repeated="7"/>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table:number-columns-repeated="7"/>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table:number-columns-repeated="7"/>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table:number-columns-repeated="7"/>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table:number-columns-repeated="7"/>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table:number-columns-repeated="7"/>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1" calcext:value-type="float">
            <text:p>1</text:p>
          </table:table-cell>
          <table:table-cell office:value-type="string" calcext:value-type="string">
            <text:p>Avoir atteint le Niveau 1 de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table:number-columns-repeated="7"/>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table:number-columns-repeated="7"/>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table:number-columns-repeated="7"/>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table:number-columns-repeated="7"/>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table:number-columns-repeated="7"/>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table:number-columns-repeated="7"/>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table:number-columns-repeated="7"/>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table:number-columns-repeated="7"/>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table:number-columns-repeated="7"/>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cell table:number-columns-repeated="7"/>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table:number-columns-repeated="7"/>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table:number-columns-repeated="7"/>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table:number-columns-repeated="7"/>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table:number-columns-repeated="7"/>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cell table:number-columns-repeated="7"/>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cell table:number-columns-repeated="7"/>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cell table:number-columns-repeated="7"/>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cell table:number-columns-repeated="7"/>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cell table:number-columns-repeated="7"/>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cell table:number-columns-repeated="7"/>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cell table:number-columns-repeated="7"/>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cell table:number-columns-repeated="7"/>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cell table:number-columns-repeated="7"/>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cell table:number-columns-repeated="7"/>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table:number-columns-repeated="7"/>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table:number-columns-repeated="7"/>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table:number-columns-repeated="7"/>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table:number-columns-repeated="7"/>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table:number-columns-repeated="7"/>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table:number-columns-repeated="7"/>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table:number-columns-repeated="7"/>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sur l’Île du Sceau Centrale pour aller sur l’Île-Prison</text:p>
          </table:table-cell>
          <table:table-cell table:number-columns-repeated="7"/>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cell table:number-columns-repeated="7"/>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cell table:number-columns-repeated="7"/>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cell table:number-columns-repeated="7"/>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cell table:number-columns-repeated="7"/>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cell table:number-columns-repeated="7"/>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cell table:number-columns-repeated="7"/>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table:number-columns-repeated="7"/>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table:number-columns-repeated="7"/>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table:number-columns-repeated="7"/>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table:number-columns-repeated="7"/>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table:number-columns-repeated="7"/>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table:number-columns-repeated="7"/>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cell table:number-columns-repeated="7"/>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cell table:number-columns-repeated="7"/>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table:number-columns-repeated="7"/>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cell table:number-columns-repeated="7"/>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table:number-columns-repeated="7"/>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table:number-columns-repeated="7"/>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table:number-columns-repeated="7"/>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table:number-columns-repeated="7"/>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table:number-columns-repeated="7"/>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table:number-columns-repeated="7"/>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table:number-columns-repeated="7"/>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table:number-columns-repeated="7"/>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table:number-columns-repeated="7"/>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table:number-columns-repeated="7"/>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table:number-columns-repeated="7"/>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table:number-columns-repeated="7"/>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table:number-columns-repeated="7"/>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table:number-columns-repeated="7"/>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table:number-columns-repeated="7"/>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table:number-columns-repeated="7"/>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table:number-columns-repeated="7"/>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table:number-columns-repeated="7"/>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table:number-columns-repeated="7"/>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table:number-columns-repeated="7"/>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table:number-columns-repeated="7"/>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table:number-columns-repeated="7"/>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table:number-columns-repeated="7"/>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table:number-columns-repeated="7"/>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table:number-columns-repeated="7"/>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table:number-columns-repeated="7"/>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table:number-columns-repeated="7"/>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cell table:number-columns-repeated="7"/>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cell table:number-columns-repeated="7"/>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cell table:number-columns-repeated="7"/>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cell table:number-columns-repeated="7"/>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cell table:number-columns-repeated="7"/>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1" calcext:value-type="float">
            <text:p>1</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table:number-columns-repeated="7"/>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1" calcext:value-type="float">
            <text:p>1</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table:number-columns-repeated="7"/>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1" calcext:value-type="float">
            <text:p>1</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table:number-columns-repeated="7"/>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cell table:number-columns-repeated="7"/>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table:number-columns-repeated="7"/>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cell table:number-columns-repeated="7"/>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cell table:number-columns-repeated="7"/>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cell table:number-columns-repeated="7"/>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cell table:number-columns-repeated="7"/>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cell table:number-columns-repeated="7"/>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cell table:number-columns-repeated="7"/>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cell table:number-columns-repeated="7"/>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cell table:number-columns-repeated="7"/>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cell table:number-columns-repeated="7"/>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cell table:number-columns-repeated="7"/>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cell table:number-columns-repeated="7"/>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cell table:number-columns-repeated="7"/>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table:number-columns-repeated="7"/>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table:number-columns-repeated="7"/>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table:number-columns-repeated="7"/>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cell table:number-columns-repeated="7"/>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table:number-columns-repeated="7"/>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cell table:number-columns-repeated="7"/>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table:number-columns-repeated="7"/>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table:number-columns-repeated="7"/>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cell table:number-columns-repeated="7"/>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cell table:number-columns-repeated="7"/>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table:number-columns-repeated="7"/>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table:number-columns-repeated="7"/>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table:number-columns-repeated="7"/>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table:number-columns-repeated="7"/>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table:number-columns-repeated="7"/>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table:number-columns-repeated="7"/>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table:number-columns-repeated="7"/>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table:number-columns-repeated="7"/>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table:number-columns-repeated="7"/>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table:number-columns-repeated="7"/>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table:number-columns-repeated="7"/>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table:number-columns-repeated="7"/>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table:number-columns-repeated="7"/>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table:number-columns-repeated="7"/>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table:number-columns-repeated="7"/>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table:number-columns-repeated="7"/>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table:number-columns-repeated="7"/>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table:number-columns-repeated="7"/>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cell table:number-columns-repeated="7"/>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cell table:number-columns-repeated="7"/>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cell table:number-columns-repeated="7"/>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cell table:number-columns-repeated="7"/>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cell table:number-columns-repeated="7"/>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table:number-columns-repeated="7"/>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table:number-columns-repeated="7"/>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table:number-columns-repeated="7"/>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table:number-columns-repeated="7"/>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table:number-columns-repeated="7"/>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table:number-columns-repeated="7"/>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 &amp; Retourner voir Kazat</text:p>
          </table:table-cell>
          <table:table-cell table:number-columns-repeated="7"/>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3 d’Habitation</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table:number-columns-repeated="7"/>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sommet de la Centrale Mékonite</text:p>
          </table:table-cell>
          <table:table-cell table:number-columns-repeated="7"/>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imenter le Panneau d’Activation de l’Ascenseur Rapide</text:p>
          </table:table-cell>
          <table:table-cell table:number-columns-repeated="7"/>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office:value-type="string" calcext:value-type="string">
            <text:p>En acceptant « Ascenseur à grande vitesse »</text:p>
          </table:table-cell>
          <table:table-cell table:number-columns-repeated="3"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cell table:number-columns-repeated="7"/>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Zebrai</text:p>
          </table:table-cell>
          <table:table-cell table:number-columns-repeated="7"/>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Gamalt et utiliser l’ascenseur</text:p>
          </table:table-cell>
          <table:table-cell table:number-columns-repeated="7"/>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Usine Principale</text:p>
          </table:table-cell>
          <table:table-cell table:number-columns-repeated="7"/>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entrée de la Zone de Maintenance</text:p>
          </table:table-cell>
          <table:table-cell table:number-columns-repeated="7"/>
        </table:table-row>
        <table:table-row table:style-name="ro1">
          <table:table-cell office:value-type="float" office:value="423" calcext:value-type="float">
            <text:p>423</text:p>
          </table:table-cell>
          <table:table-cell office:value-type="string" calcext:value-type="string">
            <text:p>Quête Secondaire</text:p>
          </table:table-cell>
          <table:table-cell office:value-type="string" calcext:value-type="string">
            <text:p>La requête de Rocco</text:p>
          </table:table-cell>
          <table:table-cell office:value-type="string" calcext:value-type="string">
            <text:p>Rocco</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Rocco</text:p>
          </table:table-cell>
          <table:table-cell office:value-type="string" calcext:value-type="string">
            <text:p>Sonia</text:p>
          </table:table-cell>
          <table:table-cell office:value-type="string" calcext:value-type="string">
            <text:p>Présent sur le sociogramme</text:p>
          </table:table-cell>
          <table:table-cell office:value-type="string" calcext:value-type="string">
            <text:p>Trouver quelqu’un capable de réparer le pendentif (Dean) &amp; Donner le Pendentif Cassé à Dean &amp; Retourner voir Rocco</text:p>
          </table:table-cell>
          <table:table-cell table:number-columns-repeated="7"/>
        </table:table-row>
        <table:table-row table:style-name="ro1">
          <table:table-cell office:value-type="float" office:value="424" calcext:value-type="float">
            <text:p>424</text:p>
          </table:table-cell>
          <table:table-cell office:value-type="string" calcext:value-type="string">
            <text:p>Quête Secondaire</text:p>
          </table:table-cell>
          <table:table-cell office:value-type="string" calcext:value-type="string">
            <text:p>La sollicitation de Dean</text:p>
          </table:table-cell>
          <table:table-cell office:value-type="string" calcext:value-type="string">
            <text:p>Dean</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office:value-type="string" calcext:value-type="string">
            <text:p>Finir « La requête de Rocco »</text:p>
          </table:table-cell>
          <table:table-cell table:number-columns-repeated="3" office:value-type="string" calcext:value-type="string">
            <text:p>/</text:p>
          </table:table-cell>
          <table:table-cell office:value-type="string" calcext:value-type="string">
            <text:p>Aller voir Sonia &amp; Trouver 2 Geckos Sune dans la Grotte de Tephra &amp; Retourner voir Sonia &amp; Retourner voir Dean</text:p>
          </table:table-cell>
          <table:table-cell table:number-columns-repeated="7"/>
        </table:table-row>
        <table:table-row table:style-name="ro1">
          <table:table-cell office:value-type="float" office:value="425" calcext:value-type="float">
            <text:p>425</text:p>
          </table:table-cell>
          <table:table-cell office:value-type="string" calcext:value-type="string">
            <text:p>Quête Secondaire</text:p>
          </table:table-cell>
          <table:table-cell office:value-type="string" calcext:value-type="string">
            <text:p>La prière de Liliana</text:p>
          </table:table-cell>
          <table:table-cell office:value-type="string" calcext:value-type="string">
            <text:p>Liliana</text:p>
          </table:table-cell>
          <table:table-cell office:value-type="string" calcext:value-type="string">
            <text:p>Colonie 9</text:p>
          </table:table-cell>
          <table:table-cell office:value-type="string" calcext:value-type="string">
            <text:p>Résidence de Dunban</text:p>
          </table:table-cell>
          <table:table-cell office:value-type="float" office:value="1" calcext:value-type="float">
            <text:p>1</text:p>
          </table:table-cell>
          <table:table-cell office:value-type="string" calcext:value-type="string">
            <text:p>Finir « La sollicitation de Dean »</text:p>
          </table:table-cell>
          <table:table-cell table:number-columns-repeated="3" office:value-type="string" calcext:value-type="string">
            <text:p>/</text:p>
          </table:table-cell>
          <table:table-cell office:value-type="string" calcext:value-type="string">
            <text:p>Trouver la Note en Bouteille au bout de la Rive d’Agora dans la Colline 9 &amp; Donner la Note en Bouteille à Sonia &amp; Retourner voir Liliana</text:p>
          </table:table-cell>
          <table:table-cell table:number-columns-repeated="7"/>
        </table:table-row>
        <table:table-row table:style-name="ro1">
          <table:table-cell office:value-type="float" office:value="426" calcext:value-type="float">
            <text:p>426</text:p>
          </table:table-cell>
          <table:table-cell office:value-type="string" calcext:value-type="string">
            <text:p>Quête Secondaire</text:p>
          </table:table-cell>
          <table:table-cell office:value-type="string" calcext:value-type="string">
            <text:p>L’avenir de Désir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Écouter la longue histoire de Désirée &amp; Continuer d’écouter la longue et ennuyeuse histoire de Désirée &amp; Essayer de ne pas dormir en écoutant la longue histoire de Désirée &amp; Écouter la fin de l’histoire de Désirée &amp; Décider de l’avenir de Désirée</text:p>
          </table:table-cell>
          <table:table-cell table:number-columns-repeated="7"/>
        </table:table-row>
        <table:table-row table:style-name="ro1">
          <table:table-cell office:value-type="float" office:value="427" calcext:value-type="float">
            <text:p>427</text:p>
          </table:table-cell>
          <table:table-cell office:value-type="string" calcext:value-type="string">
            <text:p>Quête Secondaire</text:p>
          </table:table-cell>
          <table:table-cell office:value-type="string" calcext:value-type="string">
            <text:p>Agence matrimoniale</text:p>
          </table:table-cell>
          <table:table-cell office:value-type="string" calcext:value-type="string">
            <text:p>Rosemarie</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Rosemarie à la Colonie 6</text:p>
          </table:table-cell>
          <table:table-cell table:number-columns-repeated="3" office:value-type="string" calcext:value-type="string">
            <text:p>/</text:p>
          </table:table-cell>
          <table:table-cell office:value-type="string" calcext:value-type="string">
            <text:p>Trouver un Homz Réservé &amp; trouver un Homz dur et macho &amp; Trouver un Hayenthe placide &amp; Trouver un Nopon gourmet</text:p>
          </table:table-cell>
          <table:table-cell table:number-columns-repeated="7"/>
        </table:table-row>
        <table:table-row table:style-name="ro1">
          <table:table-cell office:value-type="float" office:value="428" calcext:value-type="float">
            <text:p>428</text:p>
          </table:table-cell>
          <table:table-cell office:value-type="string" calcext:value-type="string">
            <text:p>Quête Secondaire</text:p>
          </table:table-cell>
          <table:table-cell office:value-type="string" calcext:value-type="string">
            <text:p>Fumée étrange – Enquête</text:p>
          </table:table-cell>
          <table:table-cell office:value-type="string" calcext:value-type="string">
            <text:p>Arda</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Jérielle à la Colonie 6</text:p>
          </table:table-cell>
          <table:table-cell table:number-columns-repeated="3" office:value-type="string" calcext:value-type="string">
            <text:p>/</text:p>
          </table:table-cell>
          <table:table-cell office:value-type="string" calcext:value-type="string">
            <text:p>Aller parler à l’habitant dont la fumée s’échappe par la porte (Jérielle) &amp; Retourner voir Arda</text:p>
          </table:table-cell>
          <table:table-cell table:number-columns-repeated="7"/>
        </table:table-row>
        <table:table-row table:style-name="ro1">
          <table:table-cell office:value-type="float" office:value="429" calcext:value-type="float">
            <text:p>429</text:p>
          </table:table-cell>
          <table:table-cell office:value-type="string" calcext:value-type="string">
            <text:p>Quête Secondaire</text:p>
          </table:table-cell>
          <table:table-cell office:value-type="string" calcext:value-type="string">
            <text:p>Main d’œuvre bariol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Werner à la Colonie 6</text:p>
          </table:table-cell>
          <table:table-cell table:number-columns-repeated="3" office:value-type="string" calcext:value-type="string">
            <text:p>/</text:p>
          </table:table-cell>
          <table:table-cell office:value-type="string" calcext:value-type="string">
            <text:p>Trouver 6 Ailes de Bombux en tuant sur des Bombux de la Colonie 6 &amp; Trouver 7 Trompes de Bombux en tuant des Bombux de la Jambe de Bionis &amp; Retourner voir Werner</text:p>
          </table:table-cell>
          <table:table-cell table:number-columns-repeated="7"/>
        </table:table-row>
        <table:table-row table:style-name="ro1">
          <table:table-cell office:value-type="float" office:value="430" calcext:value-type="float">
            <text:p>430</text:p>
          </table:table-cell>
          <table:table-cell office:value-type="string" calcext:value-type="string">
            <text:p>Quête Secondaire</text:p>
          </table:table-cell>
          <table:table-cell office:value-type="string" calcext:value-type="string">
            <text:p>Fraîcheur des vivres</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1" calcext:value-type="float">
            <text:p>1</text:p>
          </table:table-cell>
          <table:table-cell office:value-type="string" calcext:value-type="string">
            <text:p>Inviter Hoko à la Colonie 6</text:p>
          </table:table-cell>
          <table:table-cell table:number-columns-repeated="3" office:value-type="string" calcext:value-type="string">
            <text:p>/</text:p>
          </table:table-cell>
          <table:table-cell office:value-type="string" calcext:value-type="string">
            <text:p>Trouver 3 Yaourts d’Arma en tuant des Armas sur la jambe de Bionis &amp; Trouver 3 Foies de Batraz en tuant des Batraz dans les Marais Satorl &amp; Trouver 3 Morceaux de Viande Juteuse d’Eks Stellaire sur la Mer d’Éryth &amp; Retourner voir Hoko</text:p>
          </table:table-cell>
          <table:table-cell table:number-columns-repeated="7"/>
        </table:table-row>
        <table:table-row table:style-name="ro1">
          <table:table-cell office:value-type="float" office:value="431" calcext:value-type="float">
            <text:p>431</text:p>
          </table:table-cell>
          <table:table-cell office:value-type="string" calcext:value-type="string">
            <text:p>Quête Secondaire</text:p>
          </table:table-cell>
          <table:table-cell office:value-type="string" calcext:value-type="string">
            <text:p>Sécurité colonie 6 : tireur</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4 des Commerces de la Colonie 6</text:p>
          </table:table-cell>
          <table:table-cell table:number-columns-repeated="3" office:value-type="string" calcext:value-type="string">
            <text:p>/</text:p>
          </table:table-cell>
          <table:table-cell office:value-type="string" calcext:value-type="string">
            <text:p>Tuer le Mékon M71 tir+ sur le Monte-Charge dans la zone du Puits d’Éther</text:p>
          </table:table-cell>
          <table:table-cell table:number-columns-repeated="7"/>
        </table:table-row>
        <table:table-row table:style-name="ro1">
          <table:table-cell office:value-type="float" office:value="432" calcext:value-type="float">
            <text:p>432</text:p>
          </table:table-cell>
          <table:table-cell office:value-type="string" calcext:value-type="string">
            <text:p>Quête Secondaire</text:p>
          </table:table-cell>
          <table:table-cell office:value-type="string" calcext:value-type="string">
            <text:p>Que mijote-t-il ?</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Fraîcheur des vivres »</text:p>
          </table:table-cell>
          <table:table-cell table:number-columns-repeated="3" office:value-type="string" calcext:value-type="string">
            <text:p>/</text:p>
          </table:table-cell>
          <table:table-cell office:value-type="string" calcext:value-type="string">
            <text:p>Trouver 4 Pieds de Charbon dans la Mine Principale &amp; Trouver 4 Morceux de Rhubarbe Mielleuse dans la Jungle de Makna &amp; Trouver 4 radis Tropicaux sur la Mer d’Éryth &amp; retourner voir Hoko</text:p>
          </table:table-cell>
          <table:table-cell table:number-columns-repeated="7"/>
        </table:table-row>
        <table:table-row table:style-name="ro1">
          <table:table-cell office:value-type="float" office:value="433" calcext:value-type="float">
            <text:p>433</text:p>
          </table:table-cell>
          <table:table-cell office:value-type="string" calcext:value-type="string">
            <text:p>Quête Secondaire</text:p>
          </table:table-cell>
          <table:table-cell office:value-type="string" calcext:value-type="string">
            <text:p>Un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office:value-type="string" calcext:value-type="string">
            <text:p>Trouver 3 Jambons Fumés Lapik en tuant des Lapiks Éther dans les Marais Satorl &amp; Aller voir Pokapoka</text:p>
          </table:table-cell>
          <table:table-cell table:number-columns-repeated="7"/>
        </table:table-row>
        <table:table-row table:style-name="ro1">
          <table:table-cell office:value-type="float" office:value="434" calcext:value-type="float">
            <text:p>434</text:p>
          </table:table-cell>
          <table:table-cell office:value-type="string" calcext:value-type="string">
            <text:p>Quête Secondaire</text:p>
          </table:table-cell>
          <table:table-cell office:value-type="string" calcext:value-type="string">
            <text:p>La recette de la victoire</text:p>
          </table:table-cell>
          <table:table-cell office:value-type="string" calcext:value-type="string">
            <text:p>Thedonas</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table:style-name="ce4" office:value-type="string" calcext:value-type="string">
            <text:p>Trouver 1 Poêle Stellaire sur le Plateau Étoilé sur la Jambe de Bionis &amp; Retourner voir Thedonas &amp; Trouver 1 Réchaud Naturel dans l’Abreuvoir des Eks dans la Jungle de Makna &amp; Retourner voir Thedonas</text:p>
          </table:table-cell>
          <table:table-cell table:number-columns-repeated="7"/>
        </table:table-row>
        <table:table-row table:style-name="ro1">
          <table:table-cell office:value-type="float" office:value="435" calcext:value-type="float">
            <text:p>435</text:p>
          </table:table-cell>
          <table:table-cell office:value-type="string" calcext:value-type="string">
            <text:p>Quête Secondaire</text:p>
          </table:table-cell>
          <table:table-cell office:value-type="string" calcext:value-type="string">
            <text:p>Les recettes d’antan</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Aller voir Hoko &amp; Trouver 2 Carapaces Royales en tuant des Rois Entma sur le Massif de Valak &amp; Retourner voir Hoko &amp; Retourner voir Maelisa</text:p>
          </table:table-cell>
          <table:table-cell table:number-columns-repeated="7"/>
        </table:table-row>
        <table:table-row table:style-name="ro1">
          <table:table-cell office:value-type="float" office:value="436" calcext:value-type="float">
            <text:p>436</text:p>
          </table:table-cell>
          <table:table-cell office:value-type="string" calcext:value-type="string">
            <text:p>Quête Secondaire</text:p>
          </table:table-cell>
          <table:table-cell office:value-type="string" calcext:value-type="string">
            <text:p>Le retour du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Trouver 3 Tourtes Pagul en tuant des Paguls Sparas dans le Massif de Valak &amp; Retourner voir Pokapoka</text:p>
          </table:table-cell>
          <table:table-cell table:number-columns-repeated="7"/>
        </table:table-row>
        <table:table-row table:style-name="ro1">
          <table:table-cell office:value-type="float" office:value="437" calcext:value-type="float">
            <text:p>437</text:p>
          </table:table-cell>
          <table:table-cell office:value-type="string" calcext:value-type="string">
            <text:p>Quête Secondaire</text:p>
          </table:table-cell>
          <table:table-cell office:value-type="string" calcext:value-type="string">
            <text:p>Fumée étrange – Résolu</text:p>
          </table:table-cell>
          <table:table-cell office:value-type="string" calcext:value-type="string">
            <text:p>Jériell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Fumée étrange - Enquête »</text:p>
          </table:table-cell>
          <table:table-cell table:number-columns-repeated="3" office:value-type="string" calcext:value-type="string">
            <text:p>/</text:p>
          </table:table-cell>
          <table:table-cell office:value-type="string" calcext:value-type="string">
            <text:p>Trouver 3 vieilles Prises en tuant des Prototypes M35 sur le Bras Gisant &amp; Trouver 3 Vieilles Manivelles en tuant des Éclaireurs Protoypes sur le Bras Gisant &amp; Retourner voir Jérielle</text:p>
          </table:table-cell>
          <table:table-cell table:number-columns-repeated="7"/>
        </table:table-row>
        <table:table-row table:style-name="ro1">
          <table:table-cell office:value-type="float" office:value="438" calcext:value-type="float">
            <text:p>438</text:p>
          </table:table-cell>
          <table:table-cell office:value-type="string" calcext:value-type="string">
            <text:p>Quête Secondaire</text:p>
          </table:table-cell>
          <table:table-cell office:value-type="string" calcext:value-type="string">
            <text:p>La légend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Rencontre avec la sage"</text:p>
          </table:table-cell>
          <table:table-cell table:number-columns-repeated="3" office:value-type="string" calcext:value-type="string">
            <text:p>/</text:p>
          </table:table-cell>
          <table:table-cell office:value-type="string" calcext:value-type="string">
            <text:p>Aller voir Pikipi au Village Frontière &amp; retourner le sage nopon &amp; Aller voir Pachipa au Village Frontière &amp; Retourner voir le sage nopon</text:p>
          </table:table-cell>
          <table:table-cell table:number-columns-repeated="7"/>
        </table:table-row>
        <table:table-row table:style-name="ro1">
          <table:table-cell office:value-type="float" office:value="439" calcext:value-type="float">
            <text:p>439</text:p>
          </table:table-cell>
          <table:table-cell office:value-type="string" calcext:value-type="string">
            <text:p>Quête Secondaire</text:p>
          </table:table-cell>
          <table:table-cell office:value-type="string" calcext:value-type="string">
            <text:p>L’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La légende du sage »</text:p>
          </table:table-cell>
          <table:table-cell table:number-columns-repeated="3" office:value-type="string" calcext:value-type="string">
            <text:p>/</text:p>
          </table:table-cell>
          <table:table-cell office:value-type="string" calcext:value-type="string">
            <text:p>Trouver la Preuve de Courage au Cap de l’Hippocempe de la Jungle de Makna &amp; Retourner voir le sage nopon</text:p>
          </table:table-cell>
          <table:table-cell table:number-columns-repeated="7"/>
        </table:table-row>
        <table:table-row table:style-name="ro1">
          <table:table-cell office:value-type="float" office:value="440" calcext:value-type="float">
            <text:p>440</text:p>
          </table:table-cell>
          <table:table-cell office:value-type="string" calcext:value-type="string">
            <text:p>Quête Secondaire</text:p>
          </table:table-cell>
          <table:table-cell office:value-type="string" calcext:value-type="string">
            <text:p>Un ami pour Deki</text:p>
          </table:table-cell>
          <table:table-cell office:value-type="string" calcext:value-type="string">
            <text:p>Kilala</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text:p>
          </table:table-cell>
          <table:table-cell office:value-type="string" calcext:value-type="string">
            <text:p>Ababa</text:p>
          </table:table-cell>
          <table:table-cell office:value-type="string" calcext:value-type="string">
            <text:p>Kilala</text:p>
          </table:table-cell>
          <table:table-cell office:value-type="string" calcext:value-type="string">
            <text:p>Présent sur le sociogramme</text:p>
          </table:table-cell>
          <table:table-cell office:value-type="string" calcext:value-type="string">
            <text:p>Trouver un Nopon qui aime aussi les insectes &amp; Trouver 3 Insectes Boucliers dans la Jungle de Makna &amp; Retourner voir Ababa &amp; Retourner voir Kilala</text:p>
          </table:table-cell>
          <table:table-cell table:number-columns-repeated="7"/>
        </table:table-row>
        <table:table-row table:style-name="ro1">
          <table:table-cell office:value-type="float" office:value="441" calcext:value-type="float">
            <text:p>441</text:p>
          </table:table-cell>
          <table:table-cell office:value-type="string" calcext:value-type="string">
            <text:p>Quête Secondaire</text:p>
          </table:table-cell>
          <table:table-cell office:value-type="string" calcext:value-type="string">
            <text:p>Aidez papapon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text:p>
          </table:table-cell>
          <table:table-cell office:value-type="string" calcext:value-type="string">
            <text:p>Pachipa</text:p>
          </table:table-cell>
          <table:table-cell office:value-type="string" calcext:value-type="string">
            <text:p>Gerugu</text:p>
          </table:table-cell>
          <table:table-cell office:value-type="string" calcext:value-type="string">
            <text:p>Lien orange (Père inquiet)</text:p>
          </table:table-cell>
          <table:table-cell office:value-type="string" calcext:value-type="string">
            <text:p>Tuer 2 Testuds des Montagnes sur la Jambe de Bionis &amp; Retourner voir Pachipa</text:p>
          </table:table-cell>
          <table:table-cell table:number-columns-repeated="7"/>
        </table:table-row>
        <table:table-row table:style-name="ro1">
          <table:table-cell office:value-type="float" office:value="442" calcext:value-type="float">
            <text:p>442</text:p>
          </table:table-cell>
          <table:table-cell office:value-type="string" calcext:value-type="string">
            <text:p>Quête Secondaire</text:p>
          </table:table-cell>
          <table:table-cell office:value-type="string" calcext:value-type="string">
            <text:p>Le menu de la vengeance</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Un ami pour Deki »</text:p>
          </table:table-cell>
          <table:table-cell table:number-columns-repeated="3" office:value-type="string" calcext:value-type="string">
            <text:p>/</text:p>
          </table:table-cell>
          <table:table-cell office:value-type="string" calcext:value-type="string">
            <text:p>Trouver 2 Jus Verts d’Eluca en tuant des Elucas de Makna dans la jungle de Makna &amp; Faire boire les jus à Ababa et observer sa réaction &amp; Retourner voir Deki</text:p>
          </table:table-cell>
          <table:table-cell table:number-columns-repeated="7"/>
        </table:table-row>
        <table:table-row table:style-name="ro1">
          <table:table-cell office:value-type="float" office:value="443" calcext:value-type="float">
            <text:p>443</text:p>
          </table:table-cell>
          <table:table-cell office:value-type="string" calcext:value-type="string">
            <text:p>Quête Secondaire</text:p>
          </table:table-cell>
          <table:table-cell office:value-type="string" calcext:value-type="string">
            <text:p>Pour l’amour des insectes</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Le menu de la vengeance »</text:p>
          </table:table-cell>
          <table:table-cell table:number-columns-repeated="3" office:value-type="string" calcext:value-type="string">
            <text:p>/</text:p>
          </table:table-cell>
          <table:table-cell office:value-type="string" calcext:value-type="string">
            <text:p>Trouver 5 Doses de Fluide Luxia Amer en tuant des Luxias Coloniales dans la Colonie 6 &amp; Faire boire le fluide à Ababa et observer sa réaction &amp; retourner voir Deki</text:p>
          </table:table-cell>
          <table:table-cell table:number-columns-repeated="7"/>
        </table:table-row>
        <table:table-row table:style-name="ro1">
          <table:table-cell office:value-type="float" office:value="444" calcext:value-type="float">
            <text:p>444</text:p>
          </table:table-cell>
          <table:table-cell office:value-type="string" calcext:value-type="string">
            <text:p>Quête Secondaire</text:p>
          </table:table-cell>
          <table:table-cell office:value-type="string" calcext:value-type="string">
            <text:p>Elle existe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Finir « Aidez papapon ! »</text:p>
          </table:table-cell>
          <table:table-cell office:value-type="string" calcext:value-type="string">
            <text:p>Pachipa</text:p>
          </table:table-cell>
          <table:table-cell office:value-type="string" calcext:value-type="string">
            <text:p>Pikipi</text:p>
          </table:table-cell>
          <table:table-cell office:value-type="string" calcext:value-type="string">
            <text:p>Lien jaune (Intérêt naissant)</text:p>
          </table:table-cell>
          <table:table-cell office:value-type="string" calcext:value-type="string">
            <text:p>Demander à Gerugu où vit l’impératrice Mythique &amp; Trouver des preuves de l’existence de l’Impératrice Mythique à la Stèle de Zax &amp; Retourner voir Pachipa</text:p>
          </table:table-cell>
          <table:table-cell table:number-columns-repeated="7"/>
        </table:table-row>
        <table:table-row table:style-name="ro1">
          <table:table-cell office:value-type="float" office:value="445" calcext:value-type="float">
            <text:p>445</text:p>
          </table:table-cell>
          <table:table-cell office:value-type="string" calcext:value-type="string">
            <text:p>Quête Secondaire</text:p>
          </table:table-cell>
          <table:table-cell office:value-type="string" calcext:value-type="string">
            <text:p>Au nom de l’amitié</text:p>
          </table:table-cell>
          <table:table-cell office:value-type="string" calcext:value-type="string">
            <text:p>Loquelot</text:p>
          </table:table-cell>
          <table:table-cell office:value-type="string" calcext:value-type="string">
            <text:p>Alcamoth</text:p>
          </table:table-cell>
          <table:table-cell office:value-type="string" calcext:value-type="string">
            <text:p>Grand Hall</text:p>
          </table:table-cell>
          <table:table-cell office:value-type="float" office:value="4" calcext:value-type="float">
            <text:p>4</text:p>
          </table:table-cell>
          <table:table-cell office:value-type="string" calcext:value-type="string">
            <text:p>/</text:p>
          </table:table-cell>
          <table:table-cell office:value-type="string" calcext:value-type="string">
            <text:p>Loquelot</text:p>
          </table:table-cell>
          <table:table-cell office:value-type="string" calcext:value-type="string">
            <text:p>Galvain</text:p>
          </table:table-cell>
          <table:table-cell office:value-type="string" calcext:value-type="string">
            <text:p>Présent sur le sociogramme</text:p>
          </table:table-cell>
          <table:table-cell office:value-type="string" calcext:value-type="string">
            <text:p>Tuer 6 Hilns d’Éryth sur la Mer d’Éryth &amp; Retourner voir Loquelot</text:p>
          </table:table-cell>
          <table:table-cell table:number-columns-repeated="7"/>
        </table:table-row>
        <table:table-row table:style-name="ro1">
          <table:table-cell office:value-type="float" office:value="446" calcext:value-type="float">
            <text:p>446</text:p>
          </table:table-cell>
          <table:table-cell office:value-type="string" calcext:value-type="string">
            <text:p>Quête Secondaire</text:p>
          </table:table-cell>
          <table:table-cell office:value-type="string" calcext:value-type="string">
            <text:p>Thérapi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text:p>
          </table:table-cell>
          <table:table-cell office:value-type="string" calcext:value-type="string">
            <text:p>Eleka</text:p>
          </table:table-cell>
          <table:table-cell office:value-type="string" calcext:value-type="string">
            <text:p>Eyz</text:p>
          </table:table-cell>
          <table:table-cell office:value-type="string" calcext:value-type="string">
            <text:p>Lien jaune (Inquiétude)</text:p>
          </table:table-cell>
          <table:table-cell office:value-type="string" calcext:value-type="string">
            <text:p>Parler avec Eyz &amp; Parler à nouveau avec Eyz &amp; Parler avec Eyz un fois de plus &amp; Parler avec Eyz une dernière fois &amp; Retourner voir Eleka</text:p>
          </table:table-cell>
          <table:table-cell table:number-columns-repeated="7"/>
        </table:table-row>
        <table:table-row table:style-name="ro1">
          <table:table-cell office:value-type="float" office:value="447" calcext:value-type="float">
            <text:p>447</text:p>
          </table:table-cell>
          <table:table-cell office:value-type="string" calcext:value-type="string">
            <text:p>Quête Secondaire</text:p>
          </table:table-cell>
          <table:table-cell office:value-type="string" calcext:value-type="string">
            <text:p>Confifraise est malad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Inviter Norara à la Colonie 6</text:p>
          </table:table-cell>
          <table:table-cell table:number-columns-repeated="3" office:value-type="string" calcext:value-type="string">
            <text:p>/</text:p>
          </table:table-cell>
          <table:table-cell office:value-type="string" calcext:value-type="string">
            <text:p>Trouver 4 Portions de Miel de Stique en taunt des Stiques sur la Jambe de Bionis &amp; Trouver 4 Raisins Juteux dans la Jungle de Makna &amp; Retourner voir Norara</text:p>
          </table:table-cell>
          <table:table-cell table:number-columns-repeated="7"/>
        </table:table-row>
        <table:table-row table:style-name="ro1">
          <table:table-cell office:value-type="float" office:value="448" calcext:value-type="float">
            <text:p>448</text:p>
          </table:table-cell>
          <table:table-cell office:value-type="string" calcext:value-type="string">
            <text:p>Quête Secondaire</text:p>
          </table:table-cell>
          <table:table-cell office:value-type="string" calcext:value-type="string">
            <text:p>Confifraise l’obstiné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est malade »</text:p>
          </table:table-cell>
          <table:table-cell table:number-columns-repeated="3" office:value-type="string" calcext:value-type="string">
            <text:p>/</text:p>
          </table:table-cell>
          <table:table-cell office:value-type="string" calcext:value-type="string">
            <text:p>Parler avec Confifraise (Dunban) &amp; Retourner voir Norara</text:p>
          </table:table-cell>
          <table:table-cell table:number-columns-repeated="7"/>
        </table:table-row>
        <table:table-row table:style-name="ro1">
          <table:table-cell office:value-type="float" office:value="449" calcext:value-type="float">
            <text:p>449</text:p>
          </table:table-cell>
          <table:table-cell office:value-type="string" calcext:value-type="string">
            <text:p>Quête Secondaire</text:p>
          </table:table-cell>
          <table:table-cell office:value-type="string" calcext:value-type="string">
            <text:p>Rien n’arrête Confifrais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l’obstinée »</text:p>
          </table:table-cell>
          <table:table-cell table:number-columns-repeated="3" office:value-type="string" calcext:value-type="string">
            <text:p>/</text:p>
          </table:table-cell>
          <table:table-cell office:value-type="string" calcext:value-type="string">
            <text:p>Parler de l’état de Confifraise à Norara ou donnez-lui le remède d’Olga &amp; Si Norara mise au courant : Trouver 3 Portions de Jus de Xenille Amer en tuant des Xenilles de Satorl dans les Marais Satorl &amp; Retourner voir Norara &amp; Retourner voir Confifraise</text:p>
          </table:table-cell>
          <table:table-cell table:number-columns-repeated="7"/>
        </table:table-row>
        <table:table-row table:style-name="ro1">
          <table:table-cell office:value-type="float" office:value="450" calcext:value-type="float">
            <text:p>450</text:p>
          </table:table-cell>
          <table:table-cell office:value-type="string" calcext:value-type="string">
            <text:p>Quête Secondaire</text:p>
          </table:table-cell>
          <table:table-cell office:value-type="string" calcext:value-type="string">
            <text:p>Miss Colonie 6</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Allée Marchande ou Quartier Marchand</text:p>
          </table:table-cell>
          <table:table-cell office:value-type="float" office:value="3" calcext:value-type="float">
            <text:p>3</text:p>
          </table:table-cell>
          <table:table-cell office:value-type="string" calcext:value-type="string">
            <text:p>Finir « Rien n’arrête Confifraise »</text:p>
          </table:table-cell>
          <table:table-cell office:value-type="string" calcext:value-type="string">
            <text:p>Confifraise</text:p>
          </table:table-cell>
          <table:table-cell office:value-type="string" calcext:value-type="string">
            <text:p>Maelisa</text:p>
          </table:table-cell>
          <table:table-cell office:value-type="string" calcext:value-type="string">
            <text:p>Lien rouge (En compétition)</text:p>
          </table:table-cell>
          <table:table-cell office:value-type="string" calcext:value-type="string">
            <text:p>Trouver l’objet le plus transparent du monde &amp; Retourner voir Confifraise ou Maelisa</text:p>
          </table:table-cell>
          <table:table-cell table:number-columns-repeated="7"/>
        </table:table-row>
        <table:table-row table:style-name="ro1">
          <table:table-cell office:value-type="float" office:value="451" calcext:value-type="float">
            <text:p>451</text:p>
          </table:table-cell>
          <table:table-cell office:value-type="string" calcext:value-type="string">
            <text:p>Quête Secondaire</text:p>
          </table:table-cell>
          <table:table-cell office:value-type="string" calcext:value-type="string">
            <text:p>Transparence cristallin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En acceptant « Miss Colonie 6 »</text:p>
          </table:table-cell>
          <table:table-cell table:number-columns-repeated="3" office:value-type="string" calcext:value-type="string">
            <text:p>/</text:p>
          </table:table-cell>
          <table:table-cell office:value-type="string" calcext:value-type="string">
            <text:p>Aller voir Lalapo au Village Frontière &amp; Aller voir Dadako au Massif de Valak &amp; Trouver 1 Fleur de Glace Pure près de la Crevasse de Vurl dans le Massik de Valak</text:p>
          </table:table-cell>
          <table:table-cell table:number-columns-repeated="7"/>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Panneau de Contrôle de la Barrière pour désactiver la Barrière Électrique</text:p>
          </table:table-cell>
          <table:table-cell table:number-columns-repeated="7"/>
        </table:table-row>
        <table:table-row table:style-name="ro1">
          <table:table-cell office:value-type="float" office:value="453" calcext:value-type="float">
            <text:p>453</text:p>
          </table:table-cell>
          <table:table-cell office:value-type="string" calcext:value-type="string">
            <text:p>Quête Secondaire</text:p>
          </table:table-cell>
          <table:table-cell office:value-type="string" calcext:value-type="string">
            <text:p>Éliminez l’unité de défense</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stockage</text:p>
          </table:table-cell>
          <table:table-cell office:value-type="float" office:value="1" calcext:value-type="float">
            <text:p>1</text:p>
          </table:table-cell>
          <table:table-cell office:value-type="string" calcext:value-type="string">
            <text:p>En arrivant dans la Salle de Stockage</text:p>
          </table:table-cell>
          <table:table-cell table:number-columns-repeated="3" office:value-type="string" calcext:value-type="string">
            <text:p>/</text:p>
          </table:table-cell>
          <table:table-cell office:value-type="string" calcext:value-type="string">
            <text:p>Tuer Vagul le Floral dans la Salle de Stockage</text:p>
          </table:table-cell>
          <table:table-cell table:number-columns-repeated="7"/>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float" office:value="0" calcext:value-type="float">
            <text:p>0</text:p>
          </table:table-cell>
          <table:table-cell office:value-type="string" calcext:value-type="string">
            <text:p>En arrivant à l’Ascenseur du Dépôt</text:p>
          </table:table-cell>
          <table:table-cell table:number-columns-repeated="3"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cell table:number-columns-repeated="7"/>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cell table:number-columns-repeated="7"/>
        </table:table-row>
        <table:table-row table:style-name="ro1">
          <table:table-cell office:value-type="float" office:value="456" calcext:value-type="float">
            <text:p>456</text:p>
          </table:table-cell>
          <table:table-cell office:value-type="string" calcext:value-type="string">
            <text:p>Quête Secondaire</text:p>
          </table:table-cell>
          <table:table-cell office:value-type="string" calcext:value-type="string">
            <text:p>Bataille au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Champ de Manœuvres</text:p>
          </table:table-cell>
          <table:table-cell office:value-type="float" office:value="0" calcext:value-type="float">
            <text:p>0</text:p>
          </table:table-cell>
          <table:table-cell office:value-type="string" calcext:value-type="string">
            <text:p>En arrivant au Champ de Manœuvres</text:p>
          </table:table-cell>
          <table:table-cell table:number-columns-repeated="3" office:value-type="string" calcext:value-type="string">
            <text:p>/</text:p>
          </table:table-cell>
          <table:table-cell office:value-type="string" calcext:value-type="string">
            <text:p>Tuer Focalor le Vénérable au Champ de Manœuvres</text:p>
          </table:table-cell>
          <table:table-cell table:number-columns-repeated="7"/>
        </table:table-row>
        <table:table-row table:style-name="ro1">
          <table:table-cell office:value-type="float" office:value="457" calcext:value-type="float">
            <text:p>457</text:p>
          </table:table-cell>
          <table:table-cell office:value-type="string" calcext:value-type="string">
            <text:p>Quête Secondaire</text:p>
          </table:table-cell>
          <table:table-cell office:value-type="string" calcext:value-type="string">
            <text:p>À l’assaut !</text:p>
          </table:table-cell>
          <table:table-cell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office:value-type="string" calcext:value-type="string">
            <text:p>En arrivant dans l’Usine de Mékons</text:p>
          </table:table-cell>
          <table:table-cell table:number-columns-repeated="3" office:value-type="string" calcext:value-type="string">
            <text:p>/</text:p>
          </table:table-cell>
          <table:table-cell office:value-type="string" calcext:value-type="string">
            <text:p>Tuer l’Unité d’Urgence M96 dans l’Usine de Mékons &amp; Tuer 2 unités Assaut d’Urgence dans l’Usine de Mékons</text:p>
          </table:table-cell>
          <table:table-cell table:number-columns-repeated="7"/>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e dans l’Usine de Mékons</text:p>
          </table:table-cell>
          <table:table-cell table:number-columns-repeated="7"/>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jusqu’à la Porte d’Embarquement</text:p>
          </table:table-cell>
          <table:table-cell table:number-columns-repeated="7"/>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sactiver les barrières de l’ascenseur à l’Atelier du Facia Divin</text:p>
          </table:table-cell>
          <table:table-cell table:number-columns-repeated="7"/>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Agniratha par le Transporteur du Niveau 4</text:p>
          </table:table-cell>
          <table:table-cell table:number-columns-repeated="7"/>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Zone Résidentielle n°1</text:p>
          </table:table-cell>
          <table:table-cell table:number-columns-repeated="7"/>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Centre des Archive dans la Tour Centrale</text:p>
          </table:table-cell>
          <table:table-cell table:number-columns-repeated="7"/>
        </table:table-row>
        <table:table-row table:style-name="ro1">
          <table:table-cell office:value-type="float" office:value="464" calcext:value-type="float">
            <text:p>464</text:p>
          </table:table-cell>
          <table:table-cell office:value-type="string" calcext:value-type="string">
            <text:p>Quête Secondaire</text:p>
          </table:table-cell>
          <table:table-cell office:value-type="string" calcext:value-type="string">
            <text:p>Maintient de l’ordre 1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5 mékons M67.HASTE à Agniratha</text:p>
          </table:table-cell>
          <table:table-cell table:number-columns-repeated="7"/>
        </table:table-row>
        <table:table-row table:style-name="ro1">
          <table:table-cell office:value-type="float" office:value="465" calcext:value-type="float">
            <text:p>465</text:p>
          </table:table-cell>
          <table:table-cell office:value-type="string" calcext:value-type="string">
            <text:p>Quête Secondaire</text:p>
          </table:table-cell>
          <table:table-cell office:value-type="string" calcext:value-type="string">
            <text:p>Maintient de l’ordre 1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36.SACRE à Agniratha</text:p>
          </table:table-cell>
          <table:table-cell table:number-columns-repeated="7"/>
        </table:table-row>
        <table:table-row table:style-name="ro1">
          <table:table-cell office:value-type="float" office:value="466" calcext:value-type="float">
            <text:p>466</text:p>
          </table:table-cell>
          <table:table-cell office:value-type="string" calcext:value-type="string">
            <text:p>Quête Secondaire</text:p>
          </table:table-cell>
          <table:table-cell office:value-type="string" calcext:value-type="string">
            <text:p>Maintient de l’ordre 1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3 Mékons Offensive.BRAVE à Agniratha</text:p>
          </table:table-cell>
          <table:table-cell table:number-columns-repeated="7"/>
        </table:table-row>
        <table:table-row table:style-name="ro1">
          <table:table-cell office:value-type="float" office:value="467" calcext:value-type="float">
            <text:p>467</text:p>
          </table:table-cell>
          <table:table-cell office:value-type="string" calcext:value-type="string">
            <text:p>Quête Secondaire</text:p>
          </table:table-cell>
          <table:table-cell office:value-type="string" calcext:value-type="string">
            <text:p>Maintient de l’ordre 2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55.DREAD à Agniratha</text:p>
          </table:table-cell>
          <table:table-cell table:number-columns-repeated="7"/>
        </table:table-row>
        <table:table-row table:style-name="ro1">
          <table:table-cell office:value-type="float" office:value="468" calcext:value-type="float">
            <text:p>468</text:p>
          </table:table-cell>
          <table:table-cell office:value-type="string" calcext:value-type="string">
            <text:p>Quête Secondaire</text:p>
          </table:table-cell>
          <table:table-cell office:value-type="string" calcext:value-type="string">
            <text:p>Maintient de l’ordre 2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2kons M67.RADAR à Agniratha</text:p>
          </table:table-cell>
          <table:table-cell table:number-columns-repeated="7"/>
        </table:table-row>
        <table:table-row table:style-name="ro1">
          <table:table-cell office:value-type="float" office:value="469" calcext:value-type="float">
            <text:p>469</text:p>
          </table:table-cell>
          <table:table-cell office:value-type="string" calcext:value-type="string">
            <text:p>Quête Secondaire</text:p>
          </table:table-cell>
          <table:table-cell office:value-type="string" calcext:value-type="string">
            <text:p>Maintient de l’ordre 2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ékons M87.GRAND à Agniratha</text:p>
          </table:table-cell>
          <table:table-cell table:number-columns-repeated="7"/>
        </table:table-row>
        <table:table-row table:style-name="ro1">
          <table:table-cell office:value-type="float" office:value="470" calcext:value-type="float">
            <text:p>470</text:p>
          </table:table-cell>
          <table:table-cell office:value-type="string" calcext:value-type="string">
            <text:p>Quête Secondaire</text:p>
          </table:table-cell>
          <table:table-cell office:value-type="string" calcext:value-type="string">
            <text:p>Équilibre militaire 1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Allocer le Vagabond</text:p>
          </table:table-cell>
          <table:table-cell table:number-columns-repeated="7"/>
        </table:table-row>
        <table:table-row table:style-name="ro1">
          <table:table-cell office:value-type="float" office:value="471" calcext:value-type="float">
            <text:p>471</text:p>
          </table:table-cell>
          <table:table-cell office:value-type="string" calcext:value-type="string">
            <text:p>Quête Secondaire</text:p>
          </table:table-cell>
          <table:table-cell office:value-type="string" calcext:value-type="string">
            <text:p>Équilibre militaire 1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Gremory le Sage sur la Place Zedonia à Agniratha</text:p>
          </table:table-cell>
          <table:table-cell table:number-columns-repeated="7"/>
        </table:table-row>
        <table:table-row table:style-name="ro1">
          <table:table-cell office:value-type="float" office:value="472" calcext:value-type="float">
            <text:p>472</text:p>
          </table:table-cell>
          <table:table-cell office:value-type="string" calcext:value-type="string">
            <text:p>Quête Secondaire</text:p>
          </table:table-cell>
          <table:table-cell office:value-type="string" calcext:value-type="string">
            <text:p>Équilibre militaire 2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Vapula le Pensif à la Place Zedonia à Agniratha</text:p>
          </table:table-cell>
          <table:table-cell table:number-columns-repeated="7"/>
        </table:table-row>
        <table:table-row table:style-name="ro1">
          <table:table-cell office:value-type="float" office:value="473" calcext:value-type="float">
            <text:p>473</text:p>
          </table:table-cell>
          <table:table-cell office:value-type="string" calcext:value-type="string">
            <text:p>Quête Secondaire</text:p>
          </table:table-cell>
          <table:table-cell office:value-type="string" calcext:value-type="string">
            <text:p>Équilibre militaire 2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Orobas l’Acariâtre près du Pilier de Dios à Agniratha</text:p>
          </table:table-cell>
          <table:table-cell table:number-columns-repeated="7"/>
        </table:table-row>
        <table:table-row table:style-name="ro1">
          <table:table-cell office:value-type="float" office:value="474" calcext:value-type="float">
            <text:p>474</text:p>
          </table:table-cell>
          <table:table-cell office:value-type="string" calcext:value-type="string">
            <text:p>Quête Secondaire</text:p>
          </table:table-cell>
          <table:table-cell office:value-type="string" calcext:value-type="string">
            <text:p>Embellir Agniratha 1</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4 Pièces Neuves (S) en tuant des petits Mékons à Agniratha &amp; Récupérer 5 Diodes féériques à Agniratha</text:p>
          </table:table-cell>
          <table:table-cell table:number-columns-repeated="7"/>
        </table:table-row>
        <table:table-row table:style-name="ro1">
          <table:table-cell office:value-type="float" office:value="475" calcext:value-type="float">
            <text:p>475</text:p>
          </table:table-cell>
          <table:table-cell office:value-type="string" calcext:value-type="string">
            <text:p>Quête Secondaire</text:p>
          </table:table-cell>
          <table:table-cell office:value-type="string" calcext:value-type="string">
            <text:p>Embellir Agniratha 2</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èces Neuves (L) en tuant des Mékons massifs à Agniratha &amp; Récupérer 6 Ressorts Vigne à Agniratha</text:p>
          </table:table-cell>
          <table:table-cell table:number-columns-repeated="7"/>
        </table:table-row>
        <table:table-row table:style-name="ro1">
          <table:table-cell office:value-type="float" office:value="476" calcext:value-type="float">
            <text:p>476</text:p>
          </table:table-cell>
          <table:table-cell office:value-type="string" calcext:value-type="string">
            <text:p>Quête Secondaire</text:p>
          </table:table-cell>
          <table:table-cell office:value-type="string" calcext:value-type="string">
            <text:p>Étude des télessias 1</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aminer un petit télessia près du Pilier de Helas à Agniratha &amp; Examiner un petit télessia près du Pilier de Dios à Agniratha &amp; Examiner un petit télessia près de la Statue de Meïnas à Agniratha <text:s/>&amp; Examiner un petit télessia près du Pilier de Calcos à Agniratha</text:p>
          </table:table-cell>
          <table:table-cell table:number-columns-repeated="7"/>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s dispositifs d’identification des 4 piliers pour alimenter le transporteur &amp; Activer le transporteur au Centre des Archives de la Tour Centrale à Agniratha &amp; Rejoindre le transporteur qui vous emmènera au Sanctuaire de Meïnas</text:p>
          </table:table-cell>
          <table:table-cell table:number-columns-repeated="7"/>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cell table:number-columns-repeated="7"/>
        </table:table-row>
        <table:table-row table:style-name="ro1">
          <table:table-cell office:value-type="float" office:value="479" calcext:value-type="float">
            <text:p>479</text:p>
          </table:table-cell>
          <table:table-cell office:value-type="string" calcext:value-type="string">
            <text:p>Quête Secondaire</text:p>
          </table:table-cell>
          <table:table-cell office:value-type="string" calcext:value-type="string">
            <text:p>Étude des télessias 2</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office:value-type="string" calcext:value-type="string">
            <text:p>Finir « Étude des télessias 1 »</text:p>
          </table:table-cell>
          <table:table-cell table:number-columns-repeated="3" office:value-type="string" calcext:value-type="string">
            <text:p>/</text:p>
          </table:table-cell>
          <table:table-cell office:value-type="string" calcext:value-type="string">
            <text:p>Examiner un grand télessia à 3 têtes dans la Zone Résidentielle n°1 à Agniratha &amp; Examiner un grand télessia à 3 têtes près du Pilier de Helas à Agniratha &amp; Examiner un grand télessia à 3 têtes sur le Pont des télessias à Agniratha &amp; Examiner un grand télessia à 3 têtes dans le Quartier Judiciaire à Agniratha</text:p>
          </table:table-cell>
          <table:table-cell table:number-columns-repeated="7"/>
        </table:table-row>
        <table:table-row table:style-name="ro1">
          <table:table-cell office:value-type="float" office:value="480" calcext:value-type="float">
            <text:p>48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à la Terrasse des Prières</text:p>
          </table:table-cell>
          <table:table-cell table:number-columns-repeated="7"/>
        </table:table-row>
        <table:table-row table:style-name="ro1">
          <table:table-cell office:value-type="float" office:value="481" calcext:value-type="float">
            <text:p>4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Cloître de Meï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Statue de Meïnas</text:p>
          </table:table-cell>
          <table:table-cell table:number-columns-repeated="7"/>
        </table:table-row>
        <table:table-row table:style-name="ro1">
          <table:table-cell office:value-type="float" office:value="482" calcext:value-type="float">
            <text:p>4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Mikos</text:p>
          </table:table-cell>
          <table:table-cell table:number-columns-repeated="7"/>
        </table:table-row>
        <table:table-row table:style-name="ro1">
          <table:table-cell office:value-type="float" office:value="483" calcext:value-type="float">
            <text:p>483</text:p>
          </table:table-cell>
          <table:table-cell office:value-type="string" calcext:value-type="string">
            <text:p>Quête Secondaire</text:p>
          </table:table-cell>
          <table:table-cell office:value-type="string" calcext:value-type="string">
            <text:p>La nouvelle arme de Fiora</text:p>
          </table:table-cell>
          <table:table-cell office:value-type="string" calcext:value-type="string">
            <text:p>Membre de l’équipage</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1" calcext:value-type="float">
            <text:p>1</text:p>
          </table:table-cell>
          <table:table-cell office:value-type="string" calcext:value-type="string">
            <text:p>Avoir atteint le Niveau 5 De l’Usine Principale</text:p>
          </table:table-cell>
          <table:table-cell table:number-columns-repeated="3" office:value-type="string" calcext:value-type="string">
            <text:p>/</text:p>
          </table:table-cell>
          <table:table-cell office:value-type="string" calcext:value-type="string">
            <text:p>Utiliser le Module d’Armement dans la Tour de Contrôle de l’Usine Principale</text:p>
          </table:table-cell>
          <table:table-cell table:number-columns-repeated="7"/>
        </table:table-row>
        <table:table-row table:style-name="ro1">
          <table:table-cell office:value-type="float" office:value="484" calcext:value-type="float">
            <text:p>4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Pont de l’Apocrypha</text:p>
          </table:table-cell>
          <table:table-cell table:number-columns-repeated="7"/>
        </table:table-row>
        <table:table-row table:style-name="ro1">
          <table:table-cell office:value-type="float" office:value="485" calcext:value-type="float">
            <text:p>48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nt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de l’Apocrypha jusqu’à la Salle de l’Apocrypha</text:p>
          </table:table-cell>
          <table:table-cell table:number-columns-repeated="7"/>
        </table:table-row>
        <table:table-row table:style-name="ro1">
          <table:table-cell office:value-type="float" office:value="486" calcext:value-type="float">
            <text:p>48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de la Salle de l’Apocrypha</text:p>
          </table:table-cell>
          <table:table-cell table:number-columns-repeated="7"/>
        </table:table-row>
        <table:table-row table:style-name="ro1">
          <table:table-cell office:value-type="float" office:value="487" calcext:value-type="float">
            <text:p>487</text:p>
          </table:table-cell>
          <table:table-cell office:value-type="string" calcext:value-type="string">
            <text:p>Histoire Principale</text:p>
          </table:table-cell>
          <table:table-cell office:value-type="string" calcext:value-type="string">
            <text:p>Sauvez Bionis</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office:value-type="string" calcext:value-type="string">
            <text:p>Pendant le combat contre Yaldabaoth</text:p>
          </table:table-cell>
          <table:table-cell table:number-columns-repeated="3" office:value-type="string" calcext:value-type="string">
            <text:p>/</text:p>
          </table:table-cell>
          <table:table-cell office:value-type="string" calcext:value-type="string">
            <text:p>Détruire les 3 Outils Énergie entourant Yaldabaouth</text:p>
          </table:table-cell>
          <table:table-cell table:number-columns-repeated="7"/>
        </table:table-row>
        <table:table-row table:style-name="ro1">
          <table:table-cell office:value-type="float" office:value="488" calcext:value-type="float">
            <text:p>488</text:p>
          </table:table-cell>
          <table:table-cell office:value-type="string" calcext:value-type="string">
            <text:p>Histoire Principale</text:p>
          </table:table-cell>
          <table:table-cell table:number-columns-repeated="2" office:value-type="string" calcext:value-type="string">
            <text:p>/</text:p>
          </table:table-cell>
          <table:table-cell table:number-columns-repeated="2" office:value-type="string" calcext:value-type="string">
            <text:p>Centre de Mék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Centre de Mékonis en direction du Conduit d’Aération Niveau 5 dans l’Usine Principale par le transporteur et aller parler à Mikol</text:p>
          </table:table-cell>
          <table:table-cell table:number-columns-repeated="7"/>
        </table:table-row>
        <table:table-row table:style-name="ro1">
          <table:table-cell office:value-type="float" office:value="489" calcext:value-type="float">
            <text:p>4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orte du Parc des Navettes</text:p>
          </table:table-cell>
          <table:table-cell table:number-columns-repeated="7"/>
        </table:table-row>
        <table:table-row table:style-name="ro1">
          <table:table-cell office:value-type="float" office:value="490" calcext:value-type="float">
            <text:p>490</text:p>
          </table:table-cell>
          <table:table-cell office:value-type="string" calcext:value-type="string">
            <text:p>Quête Secondaire</text:p>
          </table:table-cell>
          <table:table-cell office:value-type="string" calcext:value-type="string">
            <text:p>On a faim !</text:p>
          </table:table-cell>
          <table:table-cell office:value-type="string" calcext:value-type="string">
            <text:p>Dulland</text:p>
          </table:table-cell>
          <table:table-cell office:value-type="string" calcext:value-type="string">
            <text:p>Colonie 6</text:p>
          </table:table-cell>
          <table:table-cell office:value-type="string" calcext:value-type="string">
            <text:p>Junk</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a Clé de l’Entrepôt dans les environ du Camp Volant dans la grotte de Tephra</text:p>
          </table:table-cell>
          <table:table-cell table:number-columns-repeated="7"/>
        </table:table-row>
        <table:table-row table:style-name="ro1">
          <table:table-cell office:value-type="float" office:value="491" calcext:value-type="float">
            <text:p>491</text:p>
          </table:table-cell>
          <table:table-cell office:value-type="string" calcext:value-type="string">
            <text:p>Quête Secondaire</text:p>
          </table:table-cell>
          <table:table-cell office:value-type="string" calcext:value-type="string">
            <text:p>La bravoure des Homz</text:p>
          </table:table-cell>
          <table:table-cell office:value-type="string" calcext:value-type="string">
            <text:p>Perrin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Inviter Perrine &amp; <text:s/>Avoir atteint le Chapitre 17 &amp; Finir « Fumée étrange – Résolu"</text:p>
          </table:table-cell>
          <table:table-cell table:number-columns-repeated="3" office:value-type="string" calcext:value-type="string">
            <text:p>/</text:p>
          </table:table-cell>
          <table:table-cell office:value-type="string" calcext:value-type="string">
            <text:p>Tuer 8 Godrills Paresseux sur la Jambe de Bionis &amp; Tuer Barbarossa le Veilleur dans les environs de la Plaine de Gaur sur la Jambe de Bionis</text:p>
          </table:table-cell>
          <table:table-cell table:number-columns-repeated="7"/>
        </table:table-row>
        <table:table-row table:style-name="ro1">
          <table:table-cell office:value-type="float" office:value="492" calcext:value-type="float">
            <text:p>492</text:p>
          </table:table-cell>
          <table:table-cell office:value-type="string" calcext:value-type="string">
            <text:p>Quête Secondaire</text:p>
          </table:table-cell>
          <table:table-cell office:value-type="string" calcext:value-type="string">
            <text:p>Main d’œuvre volatilis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Main d’œuvre bariolée » &amp; Avoir atteint le Chapitre 17</text:p>
          </table:table-cell>
          <table:table-cell table:number-columns-repeated="3"/>
          <table:table-cell office:value-type="string" calcext:value-type="string">
            <text:p>Aller voir un nopon à la Colonie 6 à propos de la disparition des papillons (Norara) &amp; Trouver 5 Dahlias Mystiques à Alcamoth &amp; Retourner voir Norara &amp; Retourner voir Werner</text:p>
          </table:table-cell>
          <table:table-cell table:number-columns-repeated="7"/>
        </table:table-row>
        <table:table-row table:style-name="ro1">
          <table:table-cell office:value-type="float" office:value="493" calcext:value-type="float">
            <text:p>4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Junk</text:p>
          </table:table-cell>
          <table:table-cell table:number-columns-repeated="7"/>
        </table:table-row>
        <table:table-row table:style-name="ro1">
          <table:table-cell office:value-type="float" office:value="494" calcext:value-type="float">
            <text:p>4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à Mikol</text:p>
          </table:table-cell>
          <table:table-cell table:number-columns-repeated="7"/>
        </table:table-row>
        <table:table-row table:style-name="ro1">
          <table:table-cell office:value-type="float" office:value="495" calcext:value-type="float">
            <text:p>495</text:p>
          </table:table-cell>
          <table:table-cell office:value-type="string" calcext:value-type="string">
            <text:p>Quête Secondaire</text:p>
          </table:table-cell>
          <table:table-cell office:value-type="string" calcext:value-type="string">
            <text:p>La confiance du Capitaine</text:p>
          </table:table-cell>
          <table:table-cell office:value-type="string" calcext:value-type="string">
            <text:p>Miller</text:p>
          </table:table-cell>
          <table:table-cell office:value-type="string" calcext:value-type="string">
            <text:p>Colonie 9</text:p>
          </table:table-cell>
          <table:table-cell office:value-type="string" calcext:value-type="string">
            <text:p>Quartier Militaire</text:p>
          </table:table-cell>
          <table:table-cell office:value-type="float" office:value="4" calcext:value-type="float">
            <text:p>4</text:p>
          </table:table-cell>
          <table:table-cell office:value-type="string" calcext:value-type="string">
            <text:p>Avoir Shulk en Leader d’équipe &amp; Avoir atteint le Chapitre 17 &amp; Fini « Le défi du capitaine » en choisissant le Carbo-Bouclier</text:p>
          </table:table-cell>
          <table:table-cell table:number-columns-repeated="3" office:value-type="string" calcext:value-type="string">
            <text:p>/</text:p>
          </table:table-cell>
          <table:table-cell office:value-type="string" calcext:value-type="string">
            <text:p>Trouver Emmy Leater et donner la Lettre à Emmy</text:p>
          </table:table-cell>
          <table:table-cell table:number-columns-repeated="7"/>
        </table:table-row>
        <table:table-row table:style-name="ro1">
          <table:table-cell office:value-type="float" office:value="496" calcext:value-type="float">
            <text:p>496</text:p>
          </table:table-cell>
          <table:table-cell office:value-type="string" calcext:value-type="string">
            <text:p>Quête Secondaire</text:p>
          </table:table-cell>
          <table:table-cell office:value-type="string" calcext:value-type="string">
            <text:p>Les insignes de l’amitié</text:p>
          </table:table-cell>
          <table:table-cell office:value-type="string" calcext:value-type="string">
            <text:p>Moritz</text:p>
          </table:table-cell>
          <table:table-cell office:value-type="string" calcext:value-type="string">
            <text:p>Colonie 9</text:p>
          </table:table-cell>
          <table:table-cell office:value-type="string" calcext:value-type="string">
            <text:p>Quartier Résidentiel</text:p>
          </table:table-cell>
          <table:table-cell office:value-type="float" office:value="4" calcext:value-type="float">
            <text:p>4</text:p>
          </table:table-cell>
          <table:table-cell office:value-type="string" calcext:value-type="string">
            <text:p>Avoir Reyn en Leader d’équipe &amp; Avoir atteint le Chapitre 17</text:p>
          </table:table-cell>
          <table:table-cell table:number-columns-repeated="3" office:value-type="string" calcext:value-type="string">
            <text:p>/</text:p>
          </table:table-cell>
          <table:table-cell office:value-type="string" calcext:value-type="string">
            <text:p>Trouver 4 Faucilles Arachnis en tuant des Arachnis dans la Grottes de Tephra &amp; Trouver 4 Gemmes Lunaires en tuant des Squamats dans la Grotte de Tephra &amp; Trouver 4 Bâtons de Lapiz en tuant des Lapiz dans la Grotte de Tephra</text:p>
          </table:table-cell>
          <table:table-cell table:number-columns-repeated="7"/>
        </table:table-row>
        <table:table-row table:style-name="ro1">
          <table:table-cell office:value-type="float" office:value="497" calcext:value-type="float">
            <text:p>497</text:p>
          </table:table-cell>
          <table:table-cell office:value-type="string" calcext:value-type="string">
            <text:p>Quête Secondaire</text:p>
          </table:table-cell>
          <table:table-cell office:value-type="string" calcext:value-type="string">
            <text:p>Le livr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e Livre des Étoiles près du Lac Vilia dans la Grotte de Tephra &amp; Retourner voir Shura</text:p>
          </table:table-cell>
          <table:table-cell table:number-columns-repeated="7"/>
        </table:table-row>
        <table:table-row table:style-name="ro1">
          <table:table-cell office:value-type="float" office:value="498" calcext:value-type="float">
            <text:p>498</text:p>
          </table:table-cell>
          <table:table-cell office:value-type="string" calcext:value-type="string">
            <text:p>Quête Secondaire</text:p>
          </table:table-cell>
          <table:table-cell office:value-type="string" calcext:value-type="string">
            <text:p>la mélancolie de Tyrea</text:p>
          </table:table-cell>
          <table:table-cell office:value-type="string" calcext:value-type="string">
            <text:p>/</text:p>
          </table:table-cell>
          <table:table-cell office:value-type="string" calcext:value-type="string">
            <text:p>Colonie 6</text:p>
          </table:table-cell>
          <table:table-cell office:value-type="string" calcext:value-type="string">
            <text:p>Porte de la Croisée des Chemins</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Emmener Tyrea au Junk &amp; Trouver un Télessia Mystérieux aux environs d’un champ d’une bataille télessia dans la Jungle de Makna &amp; Tuer le Télessia Mystérieux sur la Rive du Lac dans la Jungle de Makna</text:p>
          </table:table-cell>
          <table:table-cell table:number-columns-repeated="7"/>
        </table:table-row>
        <table:table-row table:style-name="ro1">
          <table:table-cell office:value-type="float" office:value="499" calcext:value-type="float">
            <text:p>499</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Réfugié Hayenthe</text:p>
          </table:table-cell>
          <table:table-cell office:value-type="string" calcext:value-type="string">
            <text:p>Marais Satorl</text:p>
          </table:table-cell>
          <table:table-cell office:value-type="string" calcext:value-type="string">
            <text:p>Statues Sororales</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uer Yozel l’Expert à l’Obélisque de Silence dans les Marais Satorl</text:p>
          </table:table-cell>
          <table:table-cell table:number-columns-repeated="7"/>
        </table:table-row>
        <table:table-row table:style-name="ro1">
          <table:table-cell office:value-type="float" office:value="500" calcext:value-type="float">
            <text:p>500</text:p>
          </table:table-cell>
          <table:table-cell office:value-type="string" calcext:value-type="string">
            <text:p>Quête Secondaire</text:p>
          </table:table-cell>
          <table:table-cell office:value-type="string" calcext:value-type="string">
            <text:p>Pour un ami</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Aller voir Saguiel dans les Marais Satorl &amp; Aller voir Kaleka au Village Frontière &amp; Aller voir Athael au Village Frontière &amp; Retourner voir Rosaelle</text:p>
          </table:table-cell>
          <table:table-cell table:number-columns-repeated="7"/>
        </table:table-row>
        <table:table-row table:style-name="ro1">
          <table:table-cell office:value-type="float" office:value="501" calcext:value-type="float">
            <text:p>501</text:p>
          </table:table-cell>
          <table:table-cell office:value-type="string" calcext:value-type="string">
            <text:p>Quête Secondaire</text:p>
          </table:table-cell>
          <table:table-cell office:value-type="string" calcext:value-type="string">
            <text:p>Le rituel impérial</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es lueurs nécessaires au rituel éparpillées aux 4 coins de monde &amp; Déposer les Lueurs en offrande sur l’Emblême de la Maturité &amp; Tuer le Ptérix Rayonnant près des Statues Sororales dans les Mairais Satorl</text:p>
          </table:table-cell>
          <table:table-cell table:number-columns-repeated="7"/>
        </table:table-row>
        <table:table-row table:style-name="ro1">
          <table:table-cell office:value-type="float" office:value="502" calcext:value-type="float">
            <text:p>502</text:p>
          </table:table-cell>
          <table:table-cell office:value-type="string" calcext:value-type="string">
            <text:p>Quête Secondaire</text:p>
          </table:table-cell>
          <table:table-cell office:value-type="string" calcext:value-type="string">
            <text:p>Les offrandes impériales</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float" office:value="4" calcext:value-type="float">
            <text:p>4</text:p>
          </table:table-cell>
          <table:table-cell office:value-type="string" calcext:value-type="string">
            <text:p>En acceptant « Le rituel impérial »</text:p>
          </table:table-cell>
          <table:table-cell table:number-columns-repeated="3" office:value-type="string" calcext:value-type="string">
            <text:p>/</text:p>
          </table:table-cell>
          <table:table-cell office:value-type="string" calcext:value-type="string">
            <text:p>Trouver la Lueur Brumeuse dans la Caverne Immergée dans les Marais Satorl &amp; Trouver la Lueur Océanique dans la Zone de l’Île du Sceau central sur la Mer d’Éryth &amp; Trouver la Lueur Impériale Prs de la Salle du Rituel dans la Nécropole Hayenthe &amp; Trouver la Lueur des Neiges près de la Tour Scellée dans le Massif de Valak</text:p>
          </table:table-cell>
          <table:table-cell table:number-columns-repeated="7"/>
        </table:table-row>
        <table:table-row table:style-name="ro1">
          <table:table-cell office:value-type="float" office:value="503" calcext:value-type="float">
            <text:p>503</text:p>
          </table:table-cell>
          <table:table-cell office:value-type="string" calcext:value-type="string">
            <text:p>Quête Secondaire</text:p>
          </table:table-cell>
          <table:table-cell office:value-type="string" calcext:value-type="string">
            <text:p>L’ultime 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Promontoire Sacré</text:p>
          </table:table-cell>
          <table:table-cell office:value-type="float" office:value="5" calcext:value-type="float">
            <text:p>5</text:p>
          </table:table-cell>
          <table:table-cell office:value-type="string" calcext:value-type="string">
            <text:p>Avoir Riki en leader d’équipe &amp; Avoir atteint le Chapitre 17</text:p>
          </table:table-cell>
          <table:table-cell table:number-columns-repeated="3" office:value-type="string" calcext:value-type="string">
            <text:p>/</text:p>
          </table:table-cell>
          <table:table-cell office:value-type="string" calcext:value-type="string">
            <text:p>Tuer Rezno la Comète qui apparaît de jour près des cascades de la Jungle de Makna</text:p>
          </table:table-cell>
          <table:table-cell table:number-columns-repeated="7"/>
        </table:table-row>
        <table:table-row table:style-name="ro1">
          <table:table-cell office:value-type="float" office:value="504" calcext:value-type="float">
            <text:p>504</text:p>
          </table:table-cell>
          <table:table-cell office:value-type="string" calcext:value-type="string">
            <text:p>Quête Secondaire</text:p>
          </table:table-cell>
          <table:table-cell office:value-type="string" calcext:value-type="string">
            <text:p>Baan le traîtr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Aller, la nuit, voir Baan au Lac Céleste dans le Village Frontière</text:p>
          </table:table-cell>
          <table:table-cell table:number-columns-repeated="7"/>
        </table:table-row>
        <table:table-row table:style-name="ro1">
          <table:table-cell office:value-type="float" office:value="505" calcext:value-type="float">
            <text:p>505</text:p>
          </table:table-cell>
          <table:table-cell office:value-type="string" calcext:value-type="string">
            <text:p>Quête Secondaire</text:p>
          </table:table-cell>
          <table:table-cell office:value-type="string" calcext:value-type="string">
            <text:p>Restauration de la capitale</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uer 5 Télessias Aora à Alcamoth</text:p>
          </table:table-cell>
          <table:table-cell table:number-columns-repeated="7"/>
        </table:table-row>
        <table:table-row table:style-name="ro1">
          <table:table-cell office:value-type="float" office:value="506" calcext:value-type="float">
            <text:p>506</text:p>
          </table:table-cell>
          <table:table-cell office:value-type="string" calcext:value-type="string">
            <text:p>Quête Secondaire</text:p>
          </table:table-cell>
          <table:table-cell office:value-type="string" calcext:value-type="string">
            <text:p>L’enfant perdu</text:p>
          </table:table-cell>
          <table:table-cell office:value-type="string" calcext:value-type="string">
            <text:p>Mylia</text:p>
          </table:table-cell>
          <table:table-cell office:value-type="string" calcext:value-type="string">
            <text:p>Mer d’Éryth</text:p>
          </table:table-cell>
          <table:table-cell office:value-type="string" calcext:value-type="string">
            <text:p>Centrale d'Éther</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Parler à Thedos</text:p>
          </table:table-cell>
          <table:table-cell table:number-columns-repeated="7"/>
        </table:table-row>
        <table:table-row table:style-name="ro1">
          <table:table-cell office:value-type="float" office:value="507" calcext:value-type="float">
            <text:p>507</text:p>
          </table:table-cell>
          <table:table-cell office:value-type="string" calcext:value-type="string">
            <text:p>Quête Secondaire</text:p>
          </table:table-cell>
          <table:table-cell office:value-type="string" calcext:value-type="string">
            <text:p>Le mystère des Hayenthes</text:p>
          </table:table-cell>
          <table:table-cell office:value-type="string" calcext:value-type="string">
            <text:p>Thalea</text:p>
          </table:table-cell>
          <table:table-cell office:value-type="string" calcext:value-type="string">
            <text:p>Mer d’Éryth</text:p>
          </table:table-cell>
          <table:table-cell office:value-type="string" calcext:value-type="string">
            <text:p>Centrale d’Éther</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Examiner la Statue du Dieu de la Guerre à l’Églide de la Luz dans le Massif de Valak</text:p>
          </table:table-cell>
          <table:table-cell table:number-columns-repeated="7"/>
        </table:table-row>
        <table:table-row table:style-name="ro1">
          <table:table-cell office:value-type="float" office:value="508" calcext:value-type="float">
            <text:p>508</text:p>
          </table:table-cell>
          <table:table-cell office:value-type="string" calcext:value-type="string">
            <text:p>Quête Secondaire</text:p>
          </table:table-cell>
          <table:table-cell office:value-type="string" calcext:value-type="string">
            <text:p>Les ruine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Récupérer les 3 Trésors des Géants dispersés à travers le monde</text:p>
          </table:table-cell>
          <table:table-cell table:number-columns-repeated="7"/>
        </table:table-row>
        <table:table-row table:style-name="ro1">
          <table:table-cell office:value-type="float" office:value="509" calcext:value-type="float">
            <text:p>509</text:p>
          </table:table-cell>
          <table:table-cell office:value-type="string" calcext:value-type="string">
            <text:p>Quête Secondaire</text:p>
          </table:table-cell>
          <table:table-cell office:value-type="string" calcext:value-type="string">
            <text:p>Les trésor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float" office:value="5" calcext:value-type="float">
            <text:p>5</text:p>
          </table:table-cell>
          <table:table-cell office:value-type="string" calcext:value-type="string">
            <text:p>En acceptant « Les ruines des Géants »</text:p>
          </table:table-cell>
          <table:table-cell table:number-columns-repeated="3" office:value-type="string" calcext:value-type="string">
            <text:p>/</text:p>
          </table:table-cell>
          <table:table-cell office:value-type="string" calcext:value-type="string">
            <text:p>Trouver la Vérité des Géants &amp; Trouver l’Audace des Géants &amp; Trouver le Cœur des Géants</text:p>
          </table:table-cell>
          <table:table-cell table:number-columns-repeated="7"/>
        </table:table-row>
        <table:table-row table:style-name="ro1">
          <table:table-cell office:value-type="float" office:value="510" calcext:value-type="float">
            <text:p>510</text:p>
          </table:table-cell>
          <table:table-cell office:value-type="string" calcext:value-type="string">
            <text:p>Quête Secondaire</text:p>
          </table:table-cell>
          <table:table-cell office:value-type="string" calcext:value-type="string">
            <text:p>Je veux grandir !</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Avoir Dunban en Leader d’équipe &amp; Avoir atteint le Chapitre 17</text:p>
          </table:table-cell>
          <table:table-cell table:number-columns-repeated="3" office:value-type="string" calcext:value-type="string">
            <text:p>/</text:p>
          </table:table-cell>
          <table:table-cell office:value-type="string" calcext:value-type="string">
            <text:p>Trouver un Circuit Transmetteur &amp; Trouver une Pompe à Air &amp; Trouver un Réacteur Puissant</text:p>
          </table:table-cell>
          <table:table-cell table:number-columns-repeated="7"/>
        </table:table-row>
        <table:table-row table:style-name="ro1">
          <table:table-cell office:value-type="float" office:value="511" calcext:value-type="float">
            <text:p>511</text:p>
          </table:table-cell>
          <table:table-cell office:value-type="string" calcext:value-type="string">
            <text:p>Quête Secondaire</text:p>
          </table:table-cell>
          <table:table-cell office:value-type="string" calcext:value-type="string">
            <text:p>Le circuit transmetteu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 Circuit Transmetteur sur l’Unité Améliorée</text:p>
          </table:table-cell>
          <table:table-cell table:number-columns-repeated="7"/>
        </table:table-row>
        <table:table-row table:style-name="ro1">
          <table:table-cell office:value-type="float" office:value="512" calcext:value-type="float">
            <text:p>512</text:p>
          </table:table-cell>
          <table:table-cell office:value-type="string" calcext:value-type="string">
            <text:p>Quête Secondaire</text:p>
          </table:table-cell>
          <table:table-cell office:value-type="string" calcext:value-type="string">
            <text:p>La pompe à ai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e Pompe à Air sur l’Unité Aéro-Offensive</text:p>
          </table:table-cell>
          <table:table-cell table:number-columns-repeated="7"/>
        </table:table-row>
        <table:table-row table:style-name="ro1">
          <table:table-cell office:value-type="float" office:value="513" calcext:value-type="float">
            <text:p>513</text:p>
          </table:table-cell>
          <table:table-cell office:value-type="string" calcext:value-type="string">
            <text:p>Quête Secondaire</text:p>
          </table:table-cell>
          <table:table-cell office:value-type="string" calcext:value-type="string">
            <text:p>Le réacteur Puissant</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 réaceur Puissant sur l’Unité Test M86</text:p>
          </table:table-cell>
          <table:table-cell table:number-columns-repeated="7"/>
        </table:table-row>
        <table:table-row table:style-name="ro1">
          <table:table-cell office:value-type="float" office:value="514" calcext:value-type="float">
            <text:p>514</text:p>
          </table:table-cell>
          <table:table-cell office:value-type="string" calcext:value-type="string">
            <text:p>Quête Secondaire</text:p>
          </table:table-cell>
          <table:table-cell office:value-type="string" calcext:value-type="string">
            <text:p>Un gage d’amitié</text:p>
          </table:table-cell>
          <table:table-cell office:value-type="string" calcext:value-type="string">
            <text:p>Shulk</text:p>
          </table:table-cell>
          <table:table-cell office:value-type="string" calcext:value-type="string">
            <text:p>Colonie 9</text:p>
          </table:table-cell>
          <table:table-cell office:value-type="string" calcext:value-type="string">
            <text:p>Laboratoire Militaire</text:p>
          </table:table-cell>
          <table:table-cell office:value-type="float" office:value="5" calcext:value-type="float">
            <text:p>5</text:p>
          </table:table-cell>
          <table:table-cell office:value-type="string" calcext:value-type="string">
            <text:p>Avoir Shulk en Leader d’équipe &amp; Avoir atteint le Chapitre 17 &amp; Indicateur de quête potentellement absent</text:p>
          </table:table-cell>
          <table:table-cell table:number-columns-repeated="3" office:value-type="string" calcext:value-type="string">
            <text:p>/</text:p>
          </table:table-cell>
          <table:table-cell office:value-type="string" calcext:value-type="string">
            <text:p>Trouver 3 Cornes de Godrill en tuant des Godrills quelque part sur Bionis &amp; Trouver 3 Peaux de Rhana en tuant des Rhanas quelque part sur Bionis &amp; Trouver 3 catogans Nevempha en tuant des Nevemphas quelque part sur Bionis</text:p>
          </table:table-cell>
          <table:table-cell table:number-columns-repeated="7"/>
        </table:table-row>
        <table:table-row table:style-name="ro1">
          <table:table-cell office:value-type="float" office:value="515" calcext:value-type="float">
            <text:p>515</text:p>
          </table:table-cell>
          <table:table-cell office:value-type="string" calcext:value-type="string">
            <text:p>Quête Secondaire</text:p>
          </table:table-cell>
          <table:table-cell office:value-type="string" calcext:value-type="string">
            <text:p>Le sang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float" office:value="4" calcext:value-type="float">
            <text:p>4</text:p>
          </table:table-cell>
          <table:table-cell office:value-type="string" calcext:value-type="string">
            <text:p>Finir « Le livre de bafalgar » &amp; Avoir atteint le Chapitre 17</text:p>
          </table:table-cell>
          <table:table-cell table:number-columns-repeated="3" office:value-type="string" calcext:value-type="string">
            <text:p>/</text:p>
          </table:table-cell>
          <table:table-cell office:value-type="string" calcext:value-type="string">
            <text:p>Tuer Tolosnia la Radieuse près de l’Oculus du Pardon pour obtenir le Cœur de Tolosnia</text:p>
          </table:table-cell>
          <table:table-cell table:number-columns-repeated="7"/>
        </table:table-row>
        <table:table-row table:style-name="ro1">
          <table:table-cell office:value-type="float" office:value="516" calcext:value-type="float">
            <text:p>516</text:p>
          </table:table-cell>
          <table:table-cell office:value-type="string" calcext:value-type="string">
            <text:p>Quête Secondaire</text:p>
          </table:table-cell>
          <table:table-cell office:value-type="string" calcext:value-type="string">
            <text:p>Souvenir d’un père</text:p>
          </table:table-cell>
          <table:table-cell office:value-type="string" calcext:value-type="string">
            <text:p>Athael</text:p>
          </table:table-cell>
          <table:table-cell office:value-type="string" calcext:value-type="string">
            <text:p>Village Frontière</text:p>
          </table:table-cell>
          <table:table-cell office:value-type="string" calcext:value-type="string">
            <text:p>Réservoir d’Eau</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Objet de Valeur Enfuoi près de la Fontaine d’Espoir à Alcamoth</text:p>
          </table:table-cell>
          <table:table-cell table:number-columns-repeated="7"/>
        </table:table-row>
        <table:table-row table:style-name="ro1">
          <table:table-cell office:value-type="float" office:value="517" calcext:value-type="float">
            <text:p>517</text:p>
          </table:table-cell>
          <table:table-cell office:value-type="string" calcext:value-type="string">
            <text:p>Quête Secondaire</text:p>
          </table:table-cell>
          <table:table-cell office:value-type="string" calcext:value-type="string">
            <text:p>La fin de la souffrance</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float" office:value="5" calcext:value-type="float">
            <text:p>5</text:p>
          </table:table-cell>
          <table:table-cell office:value-type="string" calcext:value-type="string">
            <text:p>Finir « Pour un ami » &amp; Avoir atteint le Chapitre 17</text:p>
          </table:table-cell>
          <table:table-cell table:number-columns-repeated="3" office:value-type="string" calcext:value-type="string">
            <text:p>/</text:p>
          </table:table-cell>
          <table:table-cell office:value-type="string" calcext:value-type="string">
            <text:p>Tuer le Télessia Galvain dans le Hall de l’Éveil à Alcamoth</text:p>
          </table:table-cell>
          <table:table-cell table:number-columns-repeated="7"/>
        </table:table-row>
        <table:table-row table:style-name="ro1">
          <table:table-cell office:value-type="float" office:value="518" calcext:value-type="float">
            <text:p>5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Site d’amarrag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Intérieur de Bionis jusqu’au Nerf Vertébral</text:p>
          </table:table-cell>
          <table:table-cell table:number-columns-repeated="7"/>
        </table:table-row>
        <table:table-row table:style-name="ro1">
          <table:table-cell office:value-type="float" office:value="519" calcext:value-type="float">
            <text:p>519</text:p>
          </table:table-cell>
          <table:table-cell office:value-type="string" calcext:value-type="string">
            <text:p>Quête Secondaire</text:p>
          </table:table-cell>
          <table:table-cell office:value-type="string" calcext:value-type="string">
            <text:p>La copie de Monado 1</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Croc du Roi Loup en tuant des Félys dans les Marais Satorl &amp; Trouver 1 Soie de Xenille de Bionis &amp; Trouver 1 Barbe de Vieil Ardon de Bionis</text:p>
          </table:table-cell>
          <table:table-cell table:number-columns-repeated="7"/>
        </table:table-row>
        <table:table-row table:style-name="ro1">
          <table:table-cell office:value-type="float" office:value="520" calcext:value-type="float">
            <text:p>520</text:p>
          </table:table-cell>
          <table:table-cell office:value-type="string" calcext:value-type="string">
            <text:p>Quête Secondaire</text:p>
          </table:table-cell>
          <table:table-cell office:value-type="string" calcext:value-type="string">
            <text:p>La copie de Monado 2</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Élixir de VIe Marin en tuant des Lexos à la Colonie 6 &amp; Trouver 1 Lichen Éternel en tuant des Testud de Bionis &amp; Trouver 1 Trésor Strigid en tuant des Strigid de Bionis</text:p>
          </table:table-cell>
          <table:table-cell table:number-columns-repeated="7"/>
        </table:table-row>
        <table:table-row table:style-name="ro1">
          <table:table-cell office:value-type="float" office:value="521" calcext:value-type="float">
            <text:p>521</text:p>
          </table:table-cell>
          <table:table-cell office:value-type="string" calcext:value-type="string">
            <text:p>Quête Secondaire</text:p>
          </table:table-cell>
          <table:table-cell office:value-type="string" calcext:value-type="string">
            <text:p>La copie de Monado 3</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Élément Glacier en tuant des Nebulas des Marais Satorl &amp; Trouver 1 Perle Solaire Luxia en tuant des Luxia de Bionis &amp; Trouver 1 Épine Azur en tuant des Sciurus de Bionis</text:p>
          </table:table-cell>
          <table:table-cell table:number-columns-repeated="7"/>
        </table:table-row>
        <table:table-row table:style-name="ro1">
          <table:table-cell office:value-type="float" office:value="522" calcext:value-type="float">
            <text:p>522</text:p>
          </table:table-cell>
          <table:table-cell office:value-type="string" calcext:value-type="string">
            <text:p>Quête Secondaire</text:p>
          </table:table-cell>
          <table:table-cell office:value-type="string" calcext:value-type="string">
            <text:p>La copie de Monado 4</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Flamme Infernale de Dragon de Bionis &amp; Trouver 1 Corne de Mammut en tuant des Mammut de Bionis &amp; Trouver 1 Médaille Rampha en tuant des Rampha de Bionis</text:p>
          </table:table-cell>
          <table:table-cell table:number-columns-repeated="7"/>
        </table:table-row>
        <table:table-row table:style-name="ro1">
          <table:table-cell office:value-type="float" office:value="523" calcext:value-type="float">
            <text:p>523</text:p>
          </table:table-cell>
          <table:table-cell office:value-type="string" calcext:value-type="string">
            <text:p>Quête Secondaire</text:p>
          </table:table-cell>
          <table:table-cell office:value-type="string" calcext:value-type="string">
            <text:p>La copie de Monado 5</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Pierre Jaune Bubal en tuant des Bubal du Massif de Valak &amp; Trouver 1 Œuf Royal de Tokilos en tuant des Tokilos de Bionis &amp; Trouver 1 Œil Diamant Batraz en tuant des Batraz de Bionis</text:p>
          </table:table-cell>
          <table:table-cell table:number-columns-repeated="7"/>
        </table:table-row>
        <table:table-row table:style-name="ro1">
          <table:table-cell office:value-type="float" office:value="524" calcext:value-type="float">
            <text:p>52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Nerf Vertéb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Supérieur de l’Intérieur de Bionis jusqu’au Cœur de Bionis</text:p>
          </table:table-cell>
          <table:table-cell table:number-columns-repeated="7"/>
        </table:table-row>
        <table:table-row table:style-name="ro1">
          <table:table-cell office:value-type="float" office:value="525" calcext:value-type="float">
            <text:p>525</text:p>
          </table:table-cell>
          <table:table-cell office:value-type="string" calcext:value-type="string">
            <text:p>Quête Secondaire</text:p>
          </table:table-cell>
          <table:table-cell office:value-type="string" calcext:value-type="string">
            <text:p>Sécurité colonie 6 : ancie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3" calcext:value-type="float">
            <text:p>3</text:p>
          </table:table-cell>
          <table:table-cell office:value-type="string" calcext:value-type="string">
            <text:p>Avoir atteint le Niveau 5 de développement du Commerce de la Colonie 6</text:p>
          </table:table-cell>
          <table:table-cell table:number-columns-repeated="3" office:value-type="string" calcext:value-type="string">
            <text:p>/</text:p>
          </table:table-cell>
          <table:table-cell office:value-type="string" calcext:value-type="string">
            <text:p>Tuer 2 Rhogulias Anciens sur le Chemin Spinescent dans la zone du Puit d’Éther</text:p>
          </table:table-cell>
          <table:table-cell table:number-columns-repeated="7"/>
        </table:table-row>
        <table:table-row table:style-name="ro1">
          <table:table-cell office:value-type="float" office:value="526" calcext:value-type="float">
            <text:p>526</text:p>
          </table:table-cell>
          <table:table-cell table:number-columns-repeated="18"/>
        </table:table-row>
        <table:table-row table:style-name="ro1">
          <table:table-cell office:value-type="float" office:value="527" calcext:value-type="float">
            <text:p>527</text:p>
          </table:table-cell>
          <table:table-cell table:number-columns-repeated="18"/>
        </table:table-row>
        <table:table-row table:style-name="ro1">
          <table:table-cell office:value-type="float" office:value="528" calcext:value-type="float">
            <text:p>528</text:p>
          </table:table-cell>
          <table:table-cell table:number-columns-repeated="18"/>
        </table:table-row>
        <table:table-row table:style-name="ro1">
          <table:table-cell office:value-type="float" office:value="529" calcext:value-type="float">
            <text:p>529</text:p>
          </table:table-cell>
          <table:table-cell table:number-columns-repeated="18"/>
        </table:table-row>
        <table:table-row table:style-name="ro1">
          <table:table-cell office:value-type="float" office:value="530" calcext:value-type="float">
            <text:p>530</text:p>
          </table:table-cell>
          <table:table-cell table:number-columns-repeated="18"/>
        </table:table-row>
        <table:table-row table:style-name="ro1">
          <table:table-cell office:value-type="float" office:value="531" calcext:value-type="float">
            <text:p>531</text:p>
          </table:table-cell>
          <table:table-cell table:number-columns-repeated="18"/>
        </table:table-row>
        <table:table-row table:style-name="ro1">
          <table:table-cell office:value-type="float" office:value="532" calcext:value-type="float">
            <text:p>532</text:p>
          </table:table-cell>
          <table:table-cell table:number-columns-repeated="18"/>
        </table:table-row>
        <table:table-row table:style-name="ro1">
          <table:table-cell office:value-type="float" office:value="533" calcext:value-type="float">
            <text:p>533</text:p>
          </table:table-cell>
          <table:table-cell table:number-columns-repeated="18"/>
        </table:table-row>
        <table:table-row table:style-name="ro1">
          <table:table-cell office:value-type="float" office:value="534" calcext:value-type="float">
            <text:p>534</text:p>
          </table:table-cell>
          <table:table-cell table:number-columns-repeated="18"/>
        </table:table-row>
        <table:table-row table:style-name="ro1">
          <table:table-cell office:value-type="float" office:value="535" calcext:value-type="float">
            <text:p>535</text:p>
          </table:table-cell>
          <table:table-cell table:number-columns-repeated="18"/>
        </table:table-row>
        <table:table-row table:style-name="ro1">
          <table:table-cell office:value-type="float" office:value="536" calcext:value-type="float">
            <text:p>536</text:p>
          </table:table-cell>
          <table:table-cell table:number-columns-repeated="18"/>
        </table:table-row>
        <table:table-row table:style-name="ro1">
          <table:table-cell office:value-type="float" office:value="537" calcext:value-type="float">
            <text:p>537</text:p>
          </table:table-cell>
          <table:table-cell table:number-columns-repeated="18"/>
        </table:table-row>
        <table:table-row table:style-name="ro1">
          <table:table-cell office:value-type="float" office:value="538" calcext:value-type="float">
            <text:p>538</text:p>
          </table:table-cell>
          <table:table-cell table:number-columns-repeated="18"/>
        </table:table-row>
        <table:table-row table:style-name="ro1">
          <table:table-cell office:value-type="float" office:value="539" calcext:value-type="float">
            <text:p>539</text:p>
          </table:table-cell>
          <table:table-cell table:number-columns-repeated="18"/>
        </table:table-row>
        <table:table-row table:style-name="ro1">
          <table:table-cell office:value-type="float" office:value="540" calcext:value-type="float">
            <text:p>540</text:p>
          </table:table-cell>
          <table:table-cell table:number-columns-repeated="18"/>
        </table:table-row>
      </table:table>
      <table:table table:name="QS restante" table:style-name="ta1">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row table:style-name="ro1">
          <table:table-cell office:value-type="string" calcext:value-type="string">
            <text:p>mapLocation</text:p>
          </table:table-cell>
          <table:table-cell office:value-type="string" calcext:value-type="string">
            <text:p>dealerQuest</text:p>
          </table:table-cell>
          <table:table-cell office:value-type="string" calcext:value-type="string">
            <text:p>nameQuest</text:p>
          </table:table-cell>
          <table:table-cell office:value-type="string" calcext:value-type="string">
            <text:p>potentialCondition</text:p>
          </table:table-cell>
        </table:table-row>
        <table:table-row table:style-name="ro1">
          <table:table-cell office:value-type="string" calcext:value-type="string">
            <text:p>Colonie 9</text:p>
          </table:table-cell>
          <table:table-cell office:value-type="string" calcext:value-type="string">
            <text:p>Jan</text:p>
          </table:table-cell>
          <table:table-cell office:value-type="string" calcext:value-type="string">
            <text:p>L’épreuve du vieux soldat</text:p>
          </table:table-cell>
          <table:table-cell office:value-type="string" calcext:value-type="string">
            <text:p>Avoir Melia dans l’équipe et avoir Jan, Cheryl et Minnie</text:p>
          </table:table-cell>
        </table:table-row>
        <table:table-row table:style-name="ro1">
          <table:table-cell office:value-type="string" calcext:value-type="string">
            <text:p>Colonie 9</text:p>
          </table:table-cell>
          <table:table-cell office:value-type="string" calcext:value-type="string">
            <text:p>Désirée</text:p>
          </table:table-cell>
          <table:table-cell office:value-type="string" calcext:value-type="string">
            <text:p>Les excuses de Désirée</text:p>
          </table:table-cell>
          <table:table-cell office:value-type="string" calcext:value-type="string">
            <text:p>Avoir fini « L’avenir de Désirée » en choisissant un avenir de Scultrice</text:p>
          </table:table-cell>
        </table:table-row>
        <table:table-row table:style-name="ro1">
          <table:table-cell office:value-type="string" calcext:value-type="string">
            <text:p>Colonie 9</text:p>
          </table:table-cell>
          <table:table-cell office:value-type="string" calcext:value-type="string">
            <text:p>Jackson</text:p>
          </table:table-cell>
          <table:table-cell office:value-type="string" calcext:value-type="string">
            <text:p>Jackson, chef cuisinier</text:p>
          </table:table-cell>
          <table:table-cell office:value-type="string" calcext:value-type="string">
            <text:p>Avoir fini « Le réveil de Jackson » en choisissant Giorgio</text:p>
          </table:table-cell>
        </table:table-row>
        <table:table-row table:style-name="ro1">
          <table:table-cell office:value-type="string" calcext:value-type="string">
            <text:p>Colonie 9</text:p>
          </table:table-cell>
          <table:table-cell office:value-type="string" calcext:value-type="string">
            <text:p>Miller</text:p>
          </table:table-cell>
          <table:table-cell office:value-type="string" calcext:value-type="string">
            <text:p>Le retour du capitaine</text:p>
          </table:table-cell>
          <table:table-cell office:value-type="string" calcext:value-type="string">
            <text:p>Avoir fini « Le défi du capitaine » en choisissant le glaive nopon</text:p>
          </table:table-cell>
        </table:table-row>
        <table:table-row table:style-name="ro1">
          <table:table-cell office:value-type="string" calcext:value-type="string">
            <text:p>Colonie 9</text:p>
          </table:table-cell>
          <table:table-cell office:value-type="string" calcext:value-type="string">
            <text:p>Zukazu</text:p>
          </table:table-cell>
          <table:table-cell office:value-type="string" calcext:value-type="string">
            <text:p>Faire fondre la glace</text:p>
          </table:table-cell>
          <table:table-cell office:value-type="string" calcext:value-type="string">
            <text:p>Avoir fini « Querelle familiale – La cadet » au détriment de « Querelle familiale - l’aîné »</text:p>
          </table:table-cell>
        </table:table-row>
        <table:table-row table:style-name="ro1">
          <table:table-cell office:value-type="string" calcext:value-type="string">
            <text:p>Colonie 9</text:p>
          </table:table-cell>
          <table:table-cell office:value-type="string" calcext:value-type="string">
            <text:p>Raoul</text:p>
          </table:table-cell>
          <table:table-cell office:value-type="string" calcext:value-type="string">
            <text:p>Le souci du capitaine d’élite</text:p>
          </table:table-cell>
          <table:table-cell office:value-type="string" calcext:value-type="string">
            <text:p>Avoir fini « La confiance du capitaine »</text:p>
          </table:table-cell>
        </table:table-row>
        <table:table-row table:style-name="ro1">
          <table:table-cell office:value-type="string" calcext:value-type="string">
            <text:p>Colonie 9</text:p>
          </table:table-cell>
          <table:table-cell office:value-type="string" calcext:value-type="string">
            <text:p>Minnie</text:p>
          </table:table-cell>
          <table:table-cell office:value-type="string" calcext:value-type="string">
            <text:p>Connaître Minnie</text:p>
          </table:table-cell>
          <table:table-cell office:value-type="string" calcext:value-type="string">
            <text:p>Pendant « Le souci du capitaine d’élite »</text:p>
          </table:table-cell>
        </table:table-row>
        <table:table-row table:style-name="ro1">
          <table:table-cell office:value-type="string" calcext:value-type="string">
            <text:p>Colonie 9</text:p>
          </table:table-cell>
          <table:table-cell office:value-type="string" calcext:value-type="string">
            <text:p>Dorothy</text:p>
          </table:table-cell>
          <table:table-cell office:value-type="string" calcext:value-type="string">
            <text:p>Connaître Dorothy</text:p>
          </table:table-cell>
          <table:table-cell office:value-type="string" calcext:value-type="string">
            <text:p>Pendant « Le souci du capitaine d’élite »</text:p>
          </table:table-cell>
        </table:table-row>
        <table:table-row table:style-name="ro1">
          <table:table-cell office:value-type="string" calcext:value-type="string">
            <text:p>Colonie 9</text:p>
          </table:table-cell>
          <table:table-cell office:value-type="string" calcext:value-type="string">
            <text:p>Kantz</text:p>
          </table:table-cell>
          <table:table-cell office:value-type="string" calcext:value-type="string">
            <text:p>Chaussures d’anniversaire</text:p>
          </table:table-cell>
          <table:table-cell office:value-type="string" calcext:value-type="string">
            <text:p>Avoir fini « Le souci du capitaine d’élite »</text:p>
          </table:table-cell>
        </table:table-row>
        <table:table-row table:style-name="ro1">
          <table:table-cell office:value-type="string" calcext:value-type="string">
            <text:p>Colonie 9</text:p>
          </table:table-cell>
          <table:table-cell office:value-type="string" calcext:value-type="string">
            <text:p>Betty</text:p>
          </table:table-cell>
          <table:table-cell office:value-type="string" calcext:value-type="string">
            <text:p>Le cadeau de betty</text:p>
          </table:table-cell>
          <table:table-cell office:value-type="string" calcext:value-type="string">
            <text:p>Avoir choisie l’armé pour Désirée</text:p>
          </table:table-cell>
        </table:table-row>
        <table:table-row table:style-name="ro1">
          <table:table-cell table:number-columns-repeated="4"/>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voie de Bafalgar</text:p>
          </table:table-cell>
          <table:table-cell office:value-type="string" calcext:value-type="string">
            <text:p>Avoir fini « Le sang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e cercueil de Bafalgar</text:p>
          </table:table-cell>
          <table:table-cell office:value-type="string" calcext:value-type="string">
            <text:p>Avoir fini « La voie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gratitude de Bafalgar</text:p>
          </table:table-cell>
          <table:table-cell office:value-type="string" calcext:value-type="string">
            <text:p>Avoir fini « Le cercueil de Bafalgar »</text:p>
          </table:table-cell>
        </table:table-row>
        <table:table-row table:style-name="ro1">
          <table:table-cell table:number-columns-repeated="4"/>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Un grand-père respectable</text:p>
          </table:table-cell>
          <table:table-cell office:value-type="string" calcext:value-type="string">
            <text:p>Juste raté</text:p>
          </table:table-cell>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Monstre boulimique</text:p>
          </table:table-cell>
          <table:table-cell office:value-type="string" calcext:value-type="string">
            <text:p>Avoir fini « Un grand-père respectable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Une fleur de rêve</text:p>
          </table:table-cell>
          <table:table-cell office:value-type="string" calcext:value-type="string">
            <text:p>Avoir fini « On a faim ! » et « Le sang de bafalgar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Conflit monstre</text:p>
          </table:table-cell>
          <table:table-cell office:value-type="string" calcext:value-type="string">
            <text:p>Avoir fini « Une fleur de rêve »</text:p>
          </table:table-cell>
        </table:table-row>
        <table:table-row table:style-name="ro1">
          <table:table-cell office:value-type="string" calcext:value-type="string">
            <text:p>Jambe de Bionis</text:p>
          </table:table-cell>
          <table:table-cell office:value-type="string" calcext:value-type="string">
            <text:p>Gerugu</text:p>
          </table:table-cell>
          <table:table-cell office:value-type="string" calcext:value-type="string">
            <text:p>L’impératrice mythique</text:p>
          </table:table-cell>
          <table:table-cell office:value-type="string" calcext:value-type="string">
            <text:p>Avoir fini « Elle existe ! »</text:p>
          </table:table-cell>
        </table:table-row>
        <table:table-row table:style-name="ro1">
          <table:table-cell office:value-type="string" calcext:value-type="string">
            <text:p>Jambe de Bionis</text:p>
          </table:table-cell>
          <table:table-cell office:value-type="string" calcext:value-type="string">
            <text:p>Eonys</text:p>
          </table:table-cell>
          <table:table-cell office:value-type="string" calcext:value-type="string">
            <text:p>Des vivres pour satorl</text:p>
          </table:table-cell>
          <table:table-cell office:value-type="string" calcext:value-type="string">
            <text:p>Avoir fini « On a faim ! » et « Le sang de bafalgar »</text:p>
          </table:table-cell>
        </table:table-row>
        <table:table-row table:style-name="ro1">
          <table:table-cell table:number-columns-repeated="4"/>
        </table:table-row>
        <table:table-row table:style-name="ro1">
          <table:table-cell office:value-type="string" calcext:value-type="string">
            <text:p>Colonie 6</text:p>
          </table:table-cell>
          <table:table-cell office:value-type="string" calcext:value-type="string">
            <text:p>Mefimefi</text:p>
          </table:table-cell>
          <table:table-cell office:value-type="string" calcext:value-type="string">
            <text:p>La bravoure des nopons</text:p>
          </table:table-cell>
          <table:table-cell office:value-type="string" calcext:value-type="string">
            <text:p>Inviter Mefimefi à la Colonie 6</text:p>
          </table:table-cell>
        </table:table-row>
        <table:table-row table:style-name="ro1">
          <table:table-cell office:value-type="string" calcext:value-type="string">
            <text:p>Colonie 6</text:p>
          </table:table-cell>
          <table:table-cell office:value-type="string" calcext:value-type="string">
            <text:p>Noporith</text:p>
          </table:table-cell>
          <table:table-cell office:value-type="string" calcext:value-type="string">
            <text:p>L’entraînement de Nick 1</text:p>
          </table:table-cell>
          <table:table-cell office:value-type="string" calcext:value-type="string">
            <text:p>Inviter Nick à la Colonie 6</text:p>
          </table:table-cell>
        </table:table-row>
        <table:table-row table:style-name="ro1">
          <table:table-cell office:value-type="string" calcext:value-type="string">
            <text:p>Colonie 6</text:p>
          </table:table-cell>
          <table:table-cell office:value-type="string" calcext:value-type="string">
            <text:p>Nick</text:p>
          </table:table-cell>
          <table:table-cell office:value-type="string" calcext:value-type="string">
            <text:p>La mélodie de l’amour</text:p>
          </table:table-cell>
          <table:table-cell office:value-type="string" calcext:value-type="string">
            <text:p>Avoir fini « Agence matrimoniale » et avoir choisie Nick</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Un rêve de poète</text:p>
          </table:table-cell>
          <table:table-cell office:value-type="string" calcext:value-type="string">
            <text:p>Avoir fini « Agence matrimoniale » et avoir choisie Juliel</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Secret de famille</text:p>
          </table:table-cell>
          <table:table-cell office:value-type="string" calcext:value-type="string">
            <text:p>Avoir fini « Agence matrimoniale » et avoir choisie Nick et inviter Eanne Argentis à la Colonie 6</text:p>
          </table:table-cell>
        </table:table-row>
        <table:table-row table:style-name="ro1">
          <table:table-cell office:value-type="string" calcext:value-type="string">
            <text:p>Colonie 6</text:p>
          </table:table-cell>
          <table:table-cell office:value-type="string" calcext:value-type="string">
            <text:p>Norara</text:p>
          </table:table-cell>
          <table:table-cell office:value-type="string" calcext:value-type="string">
            <text:p>Déconfite confifraise</text:p>
          </table:table-cell>
          <table:table-cell office:value-type="string" calcext:value-type="string">
            <text:p>Inviter Mefimefi, Norara et Confifraise à la Colonie 6 et avoir accès au Massif de Valak</text:p>
          </table:table-cell>
        </table:table-row>
        <table:table-row table:style-name="ro1">
          <table:table-cell office:value-type="string" calcext:value-type="string">
            <text:p>Colonie 6</text:p>
          </table:table-cell>
          <table:table-cell office:value-type="string" calcext:value-type="string">
            <text:p>Confifraise ou Maelisa</text:p>
          </table:table-cell>
          <table:table-cell office:value-type="string" calcext:value-type="string">
            <text:p>Miss Gratitude</text:p>
          </table:table-cell>
          <table:table-cell office:value-type="string" calcext:value-type="string">
            <text:p>Avoir fini « Miss Colonie 6 »</text:p>
          </table:table-cell>
        </table:table-row>
        <table:table-row table:style-name="ro1">
          <table:table-cell office:value-type="string" calcext:value-type="string">
            <text:p>Colonie 6</text:p>
          </table:table-cell>
          <table:table-cell office:value-type="string" calcext:value-type="string">
            <text:p>Confifraise ou Maelisa</text:p>
          </table:table-cell>
          <table:table-cell office:value-type="string" calcext:value-type="string">
            <text:p>Dernière requête de la miss</text:p>
          </table:table-cell>
          <table:table-cell office:value-type="string" calcext:value-type="string">
            <text:p>En acceptant « Miss gratitude »</text:p>
          </table:table-cell>
        </table:table-row>
        <table:table-row table:style-name="ro1">
          <table:table-cell office:value-type="string" calcext:value-type="string">
            <text:p>Colonie 6</text:p>
          </table:table-cell>
          <table:table-cell office:value-type="string" calcext:value-type="string">
            <text:p>Noporith</text:p>
          </table:table-cell>
          <table:table-cell office:value-type="string" calcext:value-type="string">
            <text:p>L’entraînement de Nick 2</text:p>
          </table:table-cell>
          <table:table-cell office:value-type="string" calcext:value-type="string">
            <text:p>Avoir fini « L’entraînement de Nick 1 »</text:p>
          </table:table-cell>
        </table:table-row>
        <table:table-row table:style-name="ro1">
          <table:table-cell office:value-type="string" calcext:value-type="string">
            <text:p>Colonie 6</text:p>
          </table:table-cell>
          <table:table-cell office:value-type="string" calcext:value-type="string">
            <text:p>Peppino</text:p>
          </table:table-cell>
          <table:table-cell office:value-type="string" calcext:value-type="string">
            <text:p>Fiançailles à l’épreuve</text:p>
          </table:table-cell>
          <table:table-cell office:value-type="string" calcext:value-type="string">
            <text:p>Avoir fini « Secrets de famille » et Inviter Peppino à la Colonie 6</text:p>
          </table:table-cell>
        </table:table-row>
        <table:table-row table:style-name="ro1">
          <table:table-cell office:value-type="string" calcext:value-type="string">
            <text:p>Colonie 6</text:p>
          </table:table-cell>
          <table:table-cell office:value-type="string" calcext:value-type="string">
            <text:p>Don Argentis</text:p>
          </table:table-cell>
          <table:table-cell office:value-type="string" calcext:value-type="string">
            <text:p>Retrouver les tourtereaux</text:p>
          </table:table-cell>
          <table:table-cell office:value-type="string" calcext:value-type="string">
            <text:p>Avoir fini « Fiançailles à l’épreuve » et Inviter Don Argentis à la Colonie 6</text:p>
          </table:table-cell>
        </table:table-row>
        <table:table-row table:style-name="ro1">
          <table:table-cell office:value-type="string" calcext:value-type="string">
            <text:p>Colonie 6</text:p>
          </table:table-cell>
          <table:table-cell office:value-type="string" calcext:value-type="string">
            <text:p>Gowago</text:p>
          </table:table-cell>
          <table:table-cell office:value-type="string" calcext:value-type="string">
            <text:p>Cours de soutien</text:p>
          </table:table-cell>
          <table:table-cell office:value-type="string" calcext:value-type="string">
            <text:p>Inviter Gowago, Juliel et Confifraise à la Colonie 6</text:p>
          </table:table-cell>
        </table:table-row>
        <table:table-row table:style-name="ro1">
          <table:table-cell office:value-type="string" calcext:value-type="string">
            <text:p>Colonie 6</text:p>
          </table:table-cell>
          <table:table-cell office:value-type="string" calcext:value-type="string">
            <text:p>Minana</text:p>
          </table:table-cell>
          <table:table-cell office:value-type="string" calcext:value-type="string">
            <text:p>Cours de rattrapage</text:p>
          </table:table-cell>
          <table:table-cell office:value-type="string" calcext:value-type="string">
            <text:p>Inviter Juliel <text:s/>la Colonie 6 et avoir atteint l’Usine Principale</text:p>
          </table:table-cell>
        </table:table-row>
        <table:table-row table:style-name="ro1">
          <table:table-cell office:value-type="string" calcext:value-type="string">
            <text:p>Colonie 6</text:p>
          </table:table-cell>
          <table:table-cell office:value-type="string" calcext:value-type="string">
            <text:p>Nemonik</text:p>
          </table:table-cell>
          <table:table-cell office:value-type="string" calcext:value-type="string">
            <text:p>Le cycle de vie machina</text:p>
          </table:table-cell>
          <table:table-cell office:value-type="string" calcext:value-type="string">
            <text:p>Inviter Nemonik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C’est l’facteur !</text:p>
          </table:table-cell>
          <table:table-cell office:value-type="string" calcext:value-type="string">
            <text:p>Inviter Shilax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À la chasse au légume</text:p>
          </table:table-cell>
          <table:table-cell office:value-type="string" calcext:value-type="string">
            <text:p>Avoir fini « C’est l’facteur ! »</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L’inquiétude d’un poète</text:p>
          </table:table-cell>
          <table:table-cell office:value-type="string" calcext:value-type="string">
            <text:p>Avoir fini « Le cycle de vie Machina »</text:p>
          </table:table-cell>
        </table:table-row>
        <table:table-row table:style-name="ro1">
          <table:table-cell office:value-type="string" calcext:value-type="string">
            <text:p>Colonie 6</text:p>
          </table:table-cell>
          <table:table-cell office:value-type="string" calcext:value-type="string">
            <text:p>Habitant de la Colonie 6</text:p>
          </table:table-cell>
          <table:table-cell office:value-type="string" calcext:value-type="string">
            <text:p>Sécurité de la Colonie 6 : Démon</text:p>
          </table:table-cell>
          <table:table-cell office:value-type="string" calcext:value-type="string">
            <text:p>Avoir atteint le Niveau 4 de la Colonie 6</text:p>
          </table:table-cell>
        </table:table-row>
        <table:table-row table:style-name="ro1">
          <table:table-cell table:number-columns-repeated="4"/>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La fin de la souffrance</text:p>
          </table:table-cell>
          <table:table-cell office:value-type="string" calcext:value-type="string">
            <text:p>Avoir fini « Pour un ami »</text:p>
          </table:table-cell>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Adieu, compagnons…</text:p>
          </table:table-cell>
          <table:table-cell office:value-type="string" calcext:value-type="string">
            <text:p>Avoir fini « La fin de la souffrance »</text:p>
          </table:table-cell>
        </table:table-row>
        <table:table-row table:style-name="ro1">
          <table:table-cell table:number-columns-repeated="4"/>
        </table:table-row>
        <table:table-row table:style-name="ro1">
          <table:table-cell office:value-type="string" calcext:value-type="string">
            <text:p>Village Frontière</text:p>
          </table:table-cell>
          <table:table-cell office:value-type="string" calcext:value-type="string">
            <text:p>Miko</text:p>
          </table:table-cell>
          <table:table-cell office:value-type="string" calcext:value-type="string">
            <text:p>Quand le chef n’est pas là…</text:p>
          </table:table-cell>
          <table:table-cell office:value-type="string" calcext:value-type="string">
            <text:p>Avoir atteint la Village des Machinas</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Pelupelu s’ennuie</text:p>
          </table:table-cell>
          <table:table-cell office:value-type="string" calcext:value-type="string">
            <text:p>Avoir fini « Quand le chef n’est pas là... »</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Courage, Miko !</text:p>
          </table:table-cell>
          <table:table-cell office:value-type="string" calcext:value-type="string">
            <text:p>Avoir fini « Pelupelu s’ennuie »</text:p>
          </table:table-cell>
        </table:table-row>
        <table:table-row table:style-name="ro1">
          <table:table-cell office:value-type="string" calcext:value-type="string">
            <text:p>Village Frontière</text:p>
          </table:table-cell>
          <table:table-cell office:value-type="string" calcext:value-type="string">
            <text:p>Kofuko</text:p>
          </table:table-cell>
          <table:table-cell office:value-type="string" calcext:value-type="string">
            <text:p>Le goût le plus fort du monde</text:p>
          </table:table-cell>
          <table:table-cell office:value-type="string" calcext:value-type="string">
            <text:p>Avoir fini « Un nouveau traitement » et sociogramme Kofuko</text:p>
          </table:table-cell>
        </table:table-row>
        <table:table-row table:style-name="ro1">
          <table:table-cell office:value-type="string" calcext:value-type="string">
            <text:p>Village Frontière</text:p>
          </table:table-cell>
          <table:table-cell office:value-type="string" calcext:value-type="string">
            <text:p>Cherri</text:p>
          </table:table-cell>
          <table:table-cell office:value-type="string" calcext:value-type="string">
            <text:p>Extraction des composants</text:p>
          </table:table-cell>
          <table:table-cell office:value-type="string" calcext:value-type="string">
            <text:p>Avoir fini « Le successeur » et « Baan le traître »</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text:p>
          </table:table-cell>
          <table:table-cell office:value-type="string" calcext:value-type="string">
            <text:p>Après l’évacuation d’Alcamoth</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 2</text:p>
          </table:table-cell>
          <table:table-cell office:value-type="string" calcext:value-type="string">
            <text:p>Avoir fini « Restauration de la capitale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text:p>
          </table:table-cell>
          <table:table-cell office:value-type="string" calcext:value-type="string">
            <text:p>Avoir fini « Restauration de la capitale 2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 2</text:p>
          </table:table-cell>
          <table:table-cell office:value-type="string" calcext:value-type="string">
            <text:p>Avoir fini « Le fourneau d’éther cassée »</text:p>
          </table:table-cell>
        </table:table-row>
        <table:table-row table:style-name="ro1">
          <table:table-cell office:value-type="string" calcext:value-type="string">
            <text:p>Village Frontière</text:p>
          </table:table-cell>
          <table:table-cell office:value-type="string" calcext:value-type="string">
            <text:p>Gadada</text:p>
          </table:table-cell>
          <table:table-cell office:value-type="string" calcext:value-type="string">
            <text:p>Une énergie saine</text:p>
          </table:table-cell>
          <table:table-cell office:value-type="string" calcext:value-type="string">
            <text:p>Avoir fini « Baan le traître »</text:p>
          </table:table-cell>
        </table:table-row>
        <table:table-row table:style-name="ro1">
          <table:table-cell office:value-type="string" calcext:value-type="string">
            <text:p>Village Frontière</text:p>
          </table:table-cell>
          <table:table-cell office:value-type="string" calcext:value-type="string">
            <text:p>Dobadoba</text:p>
          </table:table-cell>
          <table:table-cell office:value-type="string" calcext:value-type="string">
            <text:p>Mer chers disciples</text:p>
          </table:table-cell>
          <table:table-cell office:value-type="string" calcext:value-type="string">
            <text:p>Avoir fini « Une énergie saine »</text:p>
          </table:table-cell>
        </table:table-row>
        <table:table-row table:style-name="ro1">
          <table:table-cell table:number-columns-repeated="4"/>
        </table:table-row>
        <table:table-row table:style-name="ro1">
          <table:table-cell office:value-type="string" calcext:value-type="string">
            <text:p>Mer d’Éryth</text:p>
          </table:table-cell>
          <table:table-cell office:value-type="string" calcext:value-type="string">
            <text:p>Vivéanne</text:p>
          </table:table-cell>
          <table:table-cell office:value-type="string" calcext:value-type="string">
            <text:p>Je ne t’oublierai jamais</text:p>
          </table:table-cell>
          <table:table-cell office:value-type="string" calcext:value-type="string">
            <text:p>Avoir fini « Au secours de Vivéanne »</text:p>
          </table:table-cell>
        </table:table-row>
        <table:table-row table:style-name="ro1">
          <table:table-cell office:value-type="string" calcext:value-type="string">
            <text:p>Mer d’Éryth</text:p>
          </table:table-cell>
          <table:table-cell office:value-type="string" calcext:value-type="string">
            <text:p>Thedos</text:p>
          </table:table-cell>
          <table:table-cell office:value-type="string" calcext:value-type="string">
            <text:p>Le laboratoire secret</text:p>
          </table:table-cell>
          <table:table-cell office:value-type="string" calcext:value-type="string">
            <text:p>Avoir fini « L’enfant perdu »</text:p>
          </table:table-cell>
        </table:table-row>
        <table:table-row table:style-name="ro1">
          <table:table-cell table:number-columns-repeated="4"/>
        </table:table-row>
        <table:table-row table:style-name="ro1">
          <table:table-cell office:value-type="string" calcext:value-type="string">
            <text:p>Alcamoth</text:p>
          </table:table-cell>
          <table:table-cell office:value-type="string" calcext:value-type="string">
            <text:p>Saguiel</text:p>
          </table:table-cell>
          <table:table-cell office:value-type="string" calcext:value-type="string">
            <text:p>Ensemble pour toujours</text:p>
          </table:table-cell>
          <table:table-cell office:value-type="string" calcext:value-type="string">
            <text:p>Avoir fini « Connaître son cœur » en choisissant Rosaelle en première</text:p>
          </table:table-cell>
        </table:table-row>
        <table:table-row table:style-name="ro1">
          <table:table-cell office:value-type="string" calcext:value-type="string">
            <text:p>Alcamoth</text:p>
          </table:table-cell>
          <table:table-cell office:value-type="string" calcext:value-type="string">
            <text:p>Mélussia</text:p>
          </table:table-cell>
          <table:table-cell office:value-type="string" calcext:value-type="string">
            <text:p>Ramenez-moi mon fils !</text:p>
          </table:table-cell>
          <table:table-cell office:value-type="string" calcext:value-type="string">
            <text:p>Sociogramme Myrallis</text:p>
          </table:table-cell>
        </table:table-row>
        <table:table-row table:style-name="ro1">
          <table:table-cell office:value-type="string" calcext:value-type="string">
            <text:p>Alcamoth</text:p>
          </table:table-cell>
          <table:table-cell office:value-type="string" calcext:value-type="string">
            <text:p>Myrallis</text:p>
          </table:table-cell>
          <table:table-cell office:value-type="string" calcext:value-type="string">
            <text:p>Matériel d’apprentissage</text:p>
          </table:table-cell>
          <table:table-cell office:value-type="string" calcext:value-type="string">
            <text:p>Avoir fini « Ramenez-moi mon fils ! »</text:p>
          </table:table-cell>
        </table:table-row>
        <table:table-row table:style-name="ro1">
          <table:table-cell office:value-type="string" calcext:value-type="string">
            <text:p>Alcamoth</text:p>
          </table:table-cell>
          <table:table-cell office:value-type="string" calcext:value-type="string">
            <text:p>Churral</text:p>
          </table:table-cell>
          <table:table-cell office:value-type="string" calcext:value-type="string">
            <text:p>Acte de courage</text:p>
          </table:table-cell>
          <table:table-cell office:value-type="string" calcext:value-type="string">
            <text:p>Avoir fini « Au nom de l’amitié » et « Matériel d’apprentissage »</text:p>
          </table:table-cell>
        </table:table-row>
        <table:table-row table:style-name="ro1">
          <table:table-cell office:value-type="string" calcext:value-type="string">
            <text:p>Alcamoth</text:p>
          </table:table-cell>
          <table:table-cell office:value-type="string" calcext:value-type="string">
            <text:p>Loquelot</text:p>
          </table:table-cell>
          <table:table-cell office:value-type="string" calcext:value-type="string">
            <text:p>Protégez la capitale !</text:p>
          </table:table-cell>
          <table:table-cell office:value-type="string" calcext:value-type="string">
            <text:p>Pendant « Acte de courage »</text:p>
          </table:table-cell>
        </table:table-row>
        <table:table-row table:style-name="ro1">
          <table:table-cell office:value-type="string" calcext:value-type="string">
            <text:p>Alcamoth</text:p>
          </table:table-cell>
          <table:table-cell office:value-type="string" calcext:value-type="string">
            <text:p>Arielle</text:p>
          </table:table-cell>
          <table:table-cell office:value-type="string" calcext:value-type="string">
            <text:p>Réconciliation</text:p>
          </table:table-cell>
          <table:table-cell office:value-type="string" calcext:value-type="string">
            <text:p>Sociogramme Vivéanne</text:p>
          </table:table-cell>
        </table:table-row>
        <table:table-row table:style-name="ro1">
          <table:table-cell office:value-type="string" calcext:value-type="string">
            <text:p>Alcamoth</text:p>
          </table:table-cell>
          <table:table-cell office:value-type="string" calcext:value-type="string">
            <text:p>Vivéanne</text:p>
          </table:table-cell>
          <table:table-cell office:value-type="string" calcext:value-type="string">
            <text:p>Croire à nouveau</text:p>
          </table:table-cell>
          <table:table-cell office:value-type="string" calcext:value-type="string">
            <text:p>Avoir fini « Réconciliation » et avoir accès au Massif de Valak</text:p>
          </table:table-cell>
        </table:table-row>
        <table:table-row table:style-name="ro1">
          <table:table-cell office:value-type="string" calcext:value-type="string">
            <text:p>Alcamoth</text:p>
          </table:table-cell>
          <table:table-cell office:value-type="string" calcext:value-type="string">
            <text:p>/</text:p>
          </table:table-cell>
          <table:table-cell office:value-type="string" calcext:value-type="string">
            <text:p>Au secours de Vivéanne</text:p>
          </table:table-cell>
          <table:table-cell office:value-type="string" calcext:value-type="string">
            <text:p>Pendant «  Restauration de la Capitale »</text:p>
          </table:table-cell>
        </table:table-row>
        <table:table-row table:style-name="ro1">
          <table:table-cell table:number-columns-repeated="4"/>
        </table:table-row>
        <table:table-row table:style-name="ro1">
          <table:table-cell office:value-type="string" calcext:value-type="string">
            <text:p>Bras Gisant</text:p>
          </table:table-cell>
          <table:table-cell office:value-type="string" calcext:value-type="string">
            <text:p>Xilek</text:p>
          </table:table-cell>
          <table:table-cell office:value-type="string" calcext:value-type="string">
            <text:p>L’histoire de la capitale</text:p>
          </table:table-cell>
          <table:table-cell office:value-type="string" calcext:value-type="string">
            <text:p>Avoir fini « L’histoire de Mékonis » et avoir atteint le Quartier Judiciaire d’Agniratha</text:p>
          </table:table-cell>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t sur l’Île du Sceau Centrale pour aller sur l’Île-Prison</text:p>
          </table:table-cell>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row>
      </table:table>
      <table:table table:name="Colonie 9 trié" table:style-name="ta1">
        <table:table-column table:style-name="co7" table:number-columns-repeated="2" table:default-cell-style-name="Default"/>
        <table:table-column table:style-name="co1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office:value-type="string" calcext:value-type="string">
            <text:p>Colonie 9</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office:value-type="string" calcext:value-type="string">
            <text:p>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office:value-type="string" calcext:value-type="string">
            <text:p>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office:value-type="string" calcext:value-type="string">
            <text:p>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office:value-type="string" calcext:value-type="string">
            <text:p>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office:value-type="string" calcext:value-type="string">
            <text:p>Colonie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office:value-type="string" calcext:value-type="string">
            <text:p>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office:value-type="string" calcext:value-type="string">
            <text:p>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office:value-type="string" calcext:value-type="string">
            <text:p>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office:value-type="string" calcext:value-type="string">
            <text:p>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office:value-type="string" calcext:value-type="string">
            <text:p>Colonie 9</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office:value-type="string" calcext:value-type="string">
            <text:p>Colonie 9</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office:value-type="string" calcext:value-type="string">
            <text:p>Colonie 9</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office:value-type="string" calcext:value-type="string">
            <text:p>Colonie 9</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office:value-type="string" calcext:value-type="string">
            <text:p>Colonie 9</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office:value-type="string" calcext:value-type="string">
            <text:p>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office:value-type="string" calcext:value-type="string">
            <text:p>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office:value-type="string" calcext:value-type="string">
            <text:p>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office:value-type="string" calcext:value-type="string">
            <text:p>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office:value-type="string" calcext:value-type="string">
            <text:p>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office:value-type="string" calcext:value-type="string">
            <text:p>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office:value-type="string" calcext:value-type="string">
            <text:p>Colonie 9</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office:value-type="string" calcext:value-type="string">
            <text:p>Colonie 9</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office:value-type="string" calcext:value-type="string">
            <text:p>Colonie 9</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office:value-type="string" calcext:value-type="string">
            <text:p>Colonie 9</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office:value-type="string" calcext:value-type="string">
            <text:p>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office:value-type="string" calcext:value-type="string">
            <text:p>Colonie 9</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office:value-type="string" calcext:value-type="string">
            <text:p>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office:value-type="string" calcext:value-type="string">
            <text:p>Colonie 9</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office:value-type="string" calcext:value-type="string">
            <text:p>Colonie 9</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office:value-type="string" calcext:value-type="string">
            <text:p>Colonie 9</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office:value-type="string" calcext:value-type="string">
            <text:p>Colonie 9</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office:value-type="string" calcext:value-type="string">
            <text:p>Colonie 9</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office:value-type="string" calcext:value-type="string">
            <text:p>Colonie 9</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office:value-type="string" calcext:value-type="string">
            <text:p>Colonie 9</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office:value-type="string" calcext:value-type="string">
            <text:p>Colonie 9</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office:value-type="string" calcext:value-type="string">
            <text:p>Colonie 9</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office:value-type="string" calcext:value-type="string">
            <text:p>Colonie 9</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office:value-type="string" calcext:value-type="string">
            <text:p>Colonie 9</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office:value-type="string" calcext:value-type="string">
            <text:p>Colonie 9</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office:value-type="string" calcext:value-type="string">
            <text:p>Colonie 9</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office:value-type="string" calcext:value-type="string">
            <text:p>Colonie 9</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office:value-type="string" calcext:value-type="string">
            <text:p>Colonie 9</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office:value-type="string" calcext:value-type="string">
            <text:p>Colonie 9</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office:value-type="string" calcext:value-type="string">
            <text:p>Colonie 9</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office:value-type="string" calcext:value-type="string">
            <text:p>Colonie 9</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office:value-type="string" calcext:value-type="string">
            <text:p>Colonie 9</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office:value-type="string" calcext:value-type="string">
            <text:p>Colonie 9</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office:value-type="string" calcext:value-type="string">
            <text:p>Colonie 9</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office:value-type="string" calcext:value-type="string">
            <text:p>Colonie 9</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office:value-type="string" calcext:value-type="string">
            <text:p>Colonie 9</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office:value-type="string" calcext:value-type="string">
            <text:p>Colonie 9</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 ou Giorgio</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office:value-type="string" calcext:value-type="string">
            <text:p>Colonie 9</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office:value-type="string" calcext:value-type="string">
            <text:p>Colonie 9</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office:value-type="string" calcext:value-type="string">
            <text:p>Colonie 9</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 &amp; avoir choisie Kenny Rohan au lieu de Giorgio</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office:value-type="string" calcext:value-type="string">
            <text:p>Colonie 9</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office:value-type="string" calcext:value-type="string">
            <text:p>Colonie 9</text:p>
          </table:table-cell>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office:value-type="string" calcext:value-type="string">
            <text:p>Colonie 9</text:p>
          </table:table-cell>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office:value-type="string" calcext:value-type="string">
            <text:p>Colonie 9</text:p>
          </table:table-cell>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office:value-type="string" calcext:value-type="string">
            <text:p>Colonie 9</text:p>
          </table:table-cell>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office:value-type="string" calcext:value-type="string">
            <text:p>Colonie 9</text:p>
          </table:table-cell>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
      <table:table table:name="Grotte de Tephra trié" table:style-name="ta1">
        <table:table-column table:style-name="co7" table:number-columns-repeated="2" table:default-cell-style-name="Default"/>
        <table:table-column table:style-name="co1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office:value-type="string" calcext:value-type="string">
            <text:p>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office:value-type="string" calcext:value-type="string">
            <text:p>Colonie 9</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office:value-type="string" calcext:value-type="string">
            <text:p>Colonie 9</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office:value-type="string" calcext:value-type="string">
            <text:p>Colonie 9</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office:value-type="string" calcext:value-type="string">
            <text:p>Colonie 9</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office:value-type="string" calcext:value-type="string">
            <text:p>Colonie 9</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office:value-type="string" calcext:value-type="string">
            <text:p>Colonie 9</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office:value-type="string" calcext:value-type="string">
            <text:p>Colonie 9</text:p>
          </table:table-cell>
        </table:table-row>
      </table:table>
      <table:table table:name="Jambe de Bionis trié" table:style-name="ta1">
        <table:table-column table:style-name="co7" table:number-columns-repeated="2" table:default-cell-style-name="Default"/>
        <table:table-column table:style-name="co1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office:value-type="string" calcext:value-type="string">
            <text:p>Colonie 6</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office:value-type="string" calcext:value-type="string">
            <text:p>Colonie 6</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office:value-type="string" calcext:value-type="string">
            <text:p>Colonie 6</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office:value-type="string" calcext:value-type="string">
            <text:p>Colonie 6</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office:value-type="string" calcext:value-type="string">
            <text:p>Colonie 6</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office:value-type="string" calcext:value-type="string">
            <text:p>Colonie 6</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office:value-type="string" calcext:value-type="string">
            <text:p>Colonie 6</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office:value-type="string" calcext:value-type="string">
            <text:p>Colonie 6</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office:value-type="string" calcext:value-type="string">
            <text:p>Colonie 6</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office:value-type="string" calcext:value-type="string">
            <text:p>Colonie 6</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office:value-type="string" calcext:value-type="string">
            <text:p>Colonie 6</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office:value-type="string" calcext:value-type="string">
            <text:p>Colonie 6</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office:value-type="string" calcext:value-type="string">
            <text:p>Colonie 6</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office:value-type="string" calcext:value-type="string">
            <text:p>Colonie 6</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office:value-type="string" calcext:value-type="string">
            <text:p>Colonie 6</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office:value-type="string" calcext:value-type="string">
            <text:p>Colonie 6</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office:value-type="string" calcext:value-type="string">
            <text:p>Colonie 6</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office:value-type="string" calcext:value-type="string">
            <text:p>Colonie 6</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office:value-type="string" calcext:value-type="string">
            <text:p>Colonie 6</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office:value-type="string" calcext:value-type="string">
            <text:p>Colonie 6</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office:value-type="string" calcext:value-type="string">
            <text:p>Colonie 6</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office:value-type="string" calcext:value-type="string">
            <text:p>Colonie 6</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office:value-type="string" calcext:value-type="string">
            <text:p>Colonie 6</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office:value-type="string" calcext:value-type="string">
            <text:p>Colonie 6</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office:value-type="string" calcext:value-type="string">
            <text:p>Colonie 6</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office:value-type="string" calcext:value-type="string">
            <text:p>Colonie 6</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office:value-type="string" calcext:value-type="string">
            <text:p>Colonie 6</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office:value-type="string" calcext:value-type="string">
            <text:p>Colonie 6</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office:value-type="string" calcext:value-type="string">
            <text:p>Colonie 6</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office:value-type="string" calcext:value-type="string">
            <text:p>Colonie 6</text:p>
          </table:table-cell>
        </table:table-row>
      </table:table>
      <table:table table:name="Colonie 6 trié" table:style-name="ta1">
        <table:table-column table:style-name="co7" table:number-columns-repeated="2" table:default-cell-style-name="Default"/>
        <table:table-column table:style-name="co1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office:value-type="string" calcext:value-type="string">
            <text:p>Colonie 6</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office:value-type="string" calcext:value-type="string">
            <text:p>Colonie 6</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office:value-type="string" calcext:value-type="string">
            <text:p>Colonie 6</text:p>
          </table:table-cell>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office:value-type="string" calcext:value-type="string">
            <text:p>Colonie 6</text:p>
          </table:table-cell>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office:value-type="string" calcext:value-type="string">
            <text:p>Colonie 6</text:p>
          </table:table-cell>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office:value-type="string" calcext:value-type="string">
            <text:p>Colonie 6</text:p>
          </table:table-cell>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office:value-type="string" calcext:value-type="string">
            <text:p>Colonie 6</text:p>
          </table:table-cell>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office:value-type="string" calcext:value-type="string">
            <text:p>Colonie 6</text:p>
          </table:table-cell>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office:value-type="string" calcext:value-type="string">
            <text:p>Colonie 6</text:p>
          </table:table-cell>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office:value-type="string" calcext:value-type="string">
            <text:p>Colonie 6</text:p>
          </table:table-cell>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office:value-type="string" calcext:value-type="string">
            <text:p>Colonie 6</text:p>
          </table:table-cell>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office:value-type="string" calcext:value-type="string">
            <text:p>Colonie 6</text:p>
          </table:table-cell>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office:value-type="string" calcext:value-type="string">
            <text:p>Colonie 6</text:p>
          </table:table-cell>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invitant Thedonas à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office:value-type="string" calcext:value-type="string">
            <text:p>Colonie 6</text:p>
          </table:table-cell>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office:value-type="string" calcext:value-type="string">
            <text:p>Colonie 6</text:p>
          </table:table-cell>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office:value-type="string" calcext:value-type="string">
            <text:p>Colonie 6</text:p>
          </table:table-cell>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Avoir atteint le Niveau 3 de la Colonie 6</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office:value-type="string" calcext:value-type="string">
            <text:p>Colonie 6</text:p>
          </table:table-cell>
        </table:table-row>
      </table:table>
      <table:table table:name="Marais Satorl trié" table:style-name="ta1">
        <table:table-column table:style-name="co7" table:default-cell-style-name="Default"/>
        <table:table-column table:style-name="co18" table:default-cell-style-name="Default"/>
        <table:table-column table:style-name="co19"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office:value-type="string" calcext:value-type="string">
            <text:p>Bionis Centra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office:value-type="string" calcext:value-type="string">
            <text:p>Bionis Centra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office:value-type="string" calcext:value-type="string">
            <text:p>Bionis Centra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office:value-type="string" calcext:value-type="string">
            <text:p>Bionis Centra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office:value-type="string" calcext:value-type="string">
            <text:p>Bionis Central</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office:value-type="string" calcext:value-type="string">
            <text:p>Bionis Central</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office:value-type="string" calcext:value-type="string">
            <text:p>Bionis Central</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office:value-type="string" calcext:value-type="string">
            <text:p>Bionis Centra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office:value-type="string" calcext:value-type="string">
            <text:p>Bionis Central</text:p>
          </table:table-cell>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office:value-type="string" calcext:value-type="string">
            <text:p>Bionis Central</text:p>
          </table:table-cell>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office:value-type="string" calcext:value-type="string">
            <text:p>Bionis Central</text:p>
          </table:table-cell>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office:value-type="string" calcext:value-type="string">
            <text:p>Bionis Central</text:p>
          </table:table-cell>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office:value-type="string" calcext:value-type="string">
            <text:p>Bionis Central</text:p>
          </table:table-cell>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office:value-type="string" calcext:value-type="string">
            <text:p>Bionis Central</text:p>
          </table:table-cell>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office:value-type="string" calcext:value-type="string">
            <text:p>Bionis Central</text:p>
          </table:table-cell>
        </table:table-row>
      </table:table>
      <table:table table:name="Intérieur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Jungle de Makna trié" table:style-name="ta1">
        <table:table-column table:style-name="co7" table:number-columns-repeated="2" table:default-cell-style-name="Default"/>
        <table:table-column table:style-name="co20"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office:value-type="string" calcext:value-type="string">
            <text:p>Bionis Central</text:p>
          </table:table-cell>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office:value-type="string" calcext:value-type="string">
            <text:p>Bionis Central</text:p>
          </table:table-cell>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office:value-type="string" calcext:value-type="string">
            <text:p>Bionis Central</text:p>
          </table:table-cell>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office:value-type="string" calcext:value-type="string">
            <text:p>Bionis Central</text:p>
          </table:table-cell>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office:value-type="string" calcext:value-type="string">
            <text:p>Bionis Central</text:p>
          </table:table-cell>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office:value-type="string" calcext:value-type="string">
            <text:p>Bionis Central</text:p>
          </table:table-cell>
        </table:table-row>
      </table:table>
      <table:table table:name="Village Frontière trié" table:style-name="ta1">
        <table:table-column table:style-name="co7" table:number-columns-repeated="2" table:default-cell-style-name="Default"/>
        <table:table-column table:style-name="co21"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office:value-type="string" calcext:value-type="string">
            <text:p>Bionis Central</text:p>
          </table:table-cell>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office:value-type="string" calcext:value-type="string">
            <text:p>Bionis Central</text:p>
          </table:table-cell>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office:value-type="string" calcext:value-type="string">
            <text:p>Bionis Central</text:p>
          </table:table-cell>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office:value-type="string" calcext:value-type="string">
            <text:p>Bionis Central</text:p>
          </table:table-cell>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office:value-type="string" calcext:value-type="string">
            <text:p>Bionis Central</text:p>
          </table:table-cell>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office:value-type="string" calcext:value-type="string">
            <text:p>Bionis Central</text:p>
          </table:table-cell>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office:value-type="string" calcext:value-type="string">
            <text:p>Bionis Central</text:p>
          </table:table-cell>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office:value-type="string" calcext:value-type="string">
            <text:p>Bionis Central</text:p>
          </table:table-cell>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office:value-type="string" calcext:value-type="string">
            <text:p>Bionis Central</text:p>
          </table:table-cell>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office:value-type="string" calcext:value-type="string">
            <text:p>Bionis Central</text:p>
          </table:table-cell>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office:value-type="string" calcext:value-type="string">
            <text:p>Bionis Central</text:p>
          </table:table-cell>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office:value-type="string" calcext:value-type="string">
            <text:p>Bionis Central</text:p>
          </table:table-cell>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office:value-type="string" calcext:value-type="string">
            <text:p>Bionis Central</text:p>
          </table:table-cell>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office:value-type="string" calcext:value-type="string">
            <text:p>Bionis Central</text:p>
          </table:table-cell>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office:value-type="string" calcext:value-type="string">
            <text:p>Bionis Central</text:p>
          </table:table-cell>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office:value-type="string" calcext:value-type="string">
            <text:p>Bionis Central</text:p>
          </table:table-cell>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office:value-type="string" calcext:value-type="string">
            <text:p>Bionis Central</text:p>
          </table:table-cell>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office:value-type="string" calcext:value-type="string">
            <text:p>Bionis Central</text:p>
          </table:table-cell>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office:value-type="string" calcext:value-type="string">
            <text:p>Bionis Central</text:p>
          </table:table-cell>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office:value-type="string" calcext:value-type="string">
            <text:p>Bionis Central</text:p>
          </table:table-cell>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office:value-type="string" calcext:value-type="string">
            <text:p>Bionis Central</text:p>
          </table:table-cell>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office:value-type="string" calcext:value-type="string">
            <text:p>Bionis Central</text:p>
          </table:table-cell>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office:value-type="string" calcext:value-type="string">
            <text:p>Bionis Central</text:p>
          </table:table-cell>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office:value-type="string" calcext:value-type="string">
            <text:p>Bionis Central</text:p>
          </table:table-cell>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office:value-type="string" calcext:value-type="string">
            <text:p>Bionis Central</text:p>
          </table:table-cell>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office:value-type="string" calcext:value-type="string">
            <text:p>Bionis Central</text:p>
          </table:table-cell>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office:value-type="string" calcext:value-type="string">
            <text:p>Bionis Central</text:p>
          </table:table-cell>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office:value-type="string" calcext:value-type="string">
            <text:p>Bionis Central</text:p>
          </table:table-cell>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office:value-type="string" calcext:value-type="string">
            <text:p>Bionis Central</text:p>
          </table:table-cell>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office:value-type="string" calcext:value-type="string">
            <text:p>Bionis Central</text:p>
          </table:table-cell>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office:value-type="string" calcext:value-type="string">
            <text:p>Bionis Central</text:p>
          </table:table-cell>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office:value-type="string" calcext:value-type="string">
            <text:p>Bionis Central</text:p>
          </table:table-cell>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office:value-type="string" calcext:value-type="string">
            <text:p>Bionis Central</text:p>
          </table:table-cell>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À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office:value-type="string" calcext:value-type="string">
            <text:p>Bionis Central</text:p>
          </table:table-cell>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office:value-type="string" calcext:value-type="string">
            <text:p>Bionis Central</text:p>
          </table:table-cell>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office:value-type="string" calcext:value-type="string">
            <text:p>Bionis Central</text:p>
          </table:table-cell>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office:value-type="string" calcext:value-type="string">
            <text:p>Bionis Central</text:p>
          </table:table-cell>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office:value-type="string" calcext:value-type="string">
            <text:p>Bionis Central</text:p>
          </table:table-cell>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office:value-type="string" calcext:value-type="string">
            <text:p>Bionis Central</text:p>
          </table:table-cell>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office:value-type="string" calcext:value-type="string">
            <text:p>Bionis Central</text:p>
          </table:table-cell>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office:value-type="string" calcext:value-type="string">
            <text:p>Bionis Central</text:p>
          </table:table-cell>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office:value-type="string" calcext:value-type="string">
            <text:p>Bionis Central</text:p>
          </table:table-cell>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office:value-type="string" calcext:value-type="string">
            <text:p>Bionis Central</text:p>
          </table:table-cell>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office:value-type="string" calcext:value-type="string">
            <text:p>Bionis Central</text:p>
          </table:table-cell>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office:value-type="string" calcext:value-type="string">
            <text:p>Bionis Central</text:p>
          </table:table-cell>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office:value-type="string" calcext:value-type="string">
            <text:p>Bionis Central</text:p>
          </table:table-cell>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office:value-type="string" calcext:value-type="string">
            <text:p>Bionis Central</text:p>
          </table:table-cell>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office:value-type="string" calcext:value-type="string">
            <text:p>Bionis Central</text:p>
          </table:table-cell>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office:value-type="string" calcext:value-type="string">
            <text:p>Bionis Central</text:p>
          </table:table-cell>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office:value-type="string" calcext:value-type="string">
            <text:p>Bionis Central</text:p>
          </table:table-cell>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office:value-type="string" calcext:value-type="string">
            <text:p>Bionis Central</text:p>
          </table:table-cell>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office:value-type="string" calcext:value-type="string">
            <text:p>Bionis Central</text:p>
          </table:table-cell>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office:value-type="string" calcext:value-type="string">
            <text:p>Bionis Central</text:p>
          </table:table-cell>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office:value-type="string" calcext:value-type="string">
            <text:p>Bionis Central</text:p>
          </table:table-cell>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office:value-type="string" calcext:value-type="string">
            <text:p>Bionis Central</text:p>
          </table:table-cell>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office:value-type="string" calcext:value-type="string">
            <text:p>Bionis Central</text:p>
          </table:table-cell>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office:value-type="string" calcext:value-type="string">
            <text:p>Bionis Central</text:p>
          </table:table-cell>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office:value-type="string" calcext:value-type="string">
            <text:p>Bionis Central</text:p>
          </table:table-cell>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office:value-type="string" calcext:value-type="string">
            <text:p>Bionis Central</text:p>
          </table:table-cell>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office:value-type="string" calcext:value-type="string">
            <text:p>Bionis Central</text:p>
          </table:table-cell>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office:value-type="string" calcext:value-type="string">
            <text:p>Bionis Central</text:p>
          </table:table-cell>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office:value-type="string" calcext:value-type="string">
            <text:p>Bionis Central</text:p>
          </table:table-cell>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office:value-type="string" calcext:value-type="string">
            <text:p>Bionis Central</text:p>
          </table:table-cell>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office:value-type="string" calcext:value-type="string">
            <text:p>Bionis Central</text:p>
          </table:table-cell>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office:value-type="string" calcext:value-type="string">
            <text:p>Bionis Central</text:p>
          </table:table-cell>
        </table:table-row>
      </table:table>
      <table:table table:name="Mer d'Éryth trié" table:style-name="ta1">
        <table:table-column table:style-name="co7" table:number-columns-repeated="2" table:default-cell-style-name="Default"/>
        <table:table-column table:style-name="co22"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office:value-type="string" calcext:value-type="string">
            <text:p>Alcamoth</text:p>
          </table:table-cell>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office:value-type="string" calcext:value-type="string">
            <text:p>Alcamoth</text:p>
          </table:table-cell>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office:value-type="string" calcext:value-type="string">
            <text:p>Alcamoth</text:p>
          </table:table-cell>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office:value-type="string" calcext:value-type="string">
            <text:p>Alcamoth</text:p>
          </table:table-cell>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office:value-type="string" calcext:value-type="string">
            <text:p>Alcamoth</text:p>
          </table:table-cell>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office:value-type="string" calcext:value-type="string">
            <text:p>Alcamoth</text:p>
          </table:table-cell>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office:value-type="string" calcext:value-type="string">
            <text:p>Alcamoth</text:p>
          </table:table-cell>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office:value-type="string" calcext:value-type="string">
            <text:p>Alcamoth</text:p>
          </table:table-cell>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office:value-type="string" calcext:value-type="string">
            <text:p>Alcamoth</text:p>
          </table:table-cell>
        </table:table-row>
      </table:table>
      <table:table table:name="Alcamoth trié" table:style-name="ta1">
        <table:table-column table:style-name="co7" table:number-columns-repeated="2" table:default-cell-style-name="Default"/>
        <table:table-column table:style-name="co23"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office:value-type="string" calcext:value-type="string">
            <text:p>Alcamoth</text:p>
          </table:table-cell>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office:value-type="string" calcext:value-type="string">
            <text:p>Alcamoth</text:p>
          </table:table-cell>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office:value-type="string" calcext:value-type="string">
            <text:p>Alcamoth</text:p>
          </table:table-cell>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office:value-type="string" calcext:value-type="string">
            <text:p>Alcamoth</text:p>
          </table:table-cell>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Alcamoth</text:p>
          </table:table-cell>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office:value-type="string" calcext:value-type="string">
            <text:p>Alcamoth</text:p>
          </table:table-cell>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office:value-type="string" calcext:value-type="string">
            <text:p>Alcamoth</text:p>
          </table:table-cell>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office:value-type="string" calcext:value-type="string">
            <text:p>Alcamoth</text:p>
          </table:table-cell>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office:value-type="string" calcext:value-type="string">
            <text:p>Alcamoth</text:p>
          </table:table-cell>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office:value-type="string" calcext:value-type="string">
            <text:p>Alcamoth</text:p>
          </table:table-cell>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office:value-type="string" calcext:value-type="string">
            <text:p>Alcamoth</text:p>
          </table:table-cell>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office:value-type="string" calcext:value-type="string">
            <text:p>Alcamoth</text:p>
          </table:table-cell>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office:value-type="string" calcext:value-type="string">
            <text:p>Alcamoth</text:p>
          </table:table-cell>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office:value-type="string" calcext:value-type="string">
            <text:p>Alcamoth</text:p>
          </table:table-cell>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office:value-type="string" calcext:value-type="string">
            <text:p>Alcamoth</text:p>
          </table:table-cell>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office:value-type="string" calcext:value-type="string">
            <text:p>Alcamoth</text:p>
          </table:table-cell>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office:value-type="string" calcext:value-type="string">
            <text:p>Alcamoth</text:p>
          </table:table-cell>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office:value-type="string" calcext:value-type="string">
            <text:p>Alcamoth</text:p>
          </table:table-cell>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office:value-type="string" calcext:value-type="string">
            <text:p>Alcamoth</text:p>
          </table:table-cell>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office:value-type="string" calcext:value-type="string">
            <text:p>Alcamoth</text:p>
          </table:table-cell>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office:value-type="string" calcext:value-type="string">
            <text:p>Alcamoth</text:p>
          </table:table-cell>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office:value-type="string" calcext:value-type="string">
            <text:p>Alcamoth</text:p>
          </table:table-cell>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office:value-type="string" calcext:value-type="string">
            <text:p>Alcamoth</text:p>
          </table:table-cell>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office:value-type="string" calcext:value-type="string">
            <text:p>Alcamoth</text:p>
          </table:table-cell>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office:value-type="string" calcext:value-type="string">
            <text:p>Alcamoth</text:p>
          </table:table-cell>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office:value-type="string" calcext:value-type="string">
            <text:p>Alcamoth</text:p>
          </table:table-cell>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office:value-type="string" calcext:value-type="string">
            <text:p>Alcamoth</text:p>
          </table:table-cell>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office:value-type="string" calcext:value-type="string">
            <text:p>Alcamoth</text:p>
          </table:table-cell>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office:value-type="string" calcext:value-type="string">
            <text:p>Alcamoth</text:p>
          </table:table-cell>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office:value-type="string" calcext:value-type="string">
            <text:p>Alcamoth</text:p>
          </table:table-cell>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office:value-type="string" calcext:value-type="string">
            <text:p>Alcamoth</text:p>
          </table:table-cell>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office:value-type="string" calcext:value-type="string">
            <text:p>Alcamoth</text:p>
          </table:table-cell>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 – 1</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office:value-type="string" calcext:value-type="string">
            <text:p>Alcamoth</text:p>
          </table:table-cell>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office:value-type="string" calcext:value-type="string">
            <text:p>Alcamoth</text:p>
          </table:table-cell>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office:value-type="string" calcext:value-type="string">
            <text:p>Alcamoth</text:p>
          </table:table-cell>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office:value-type="string" calcext:value-type="string">
            <text:p>Alcamoth</text:p>
          </table:table-cell>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office:value-type="string" calcext:value-type="string">
            <text:p>Alcamoth</text:p>
          </table:table-cell>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office:value-type="string" calcext:value-type="string">
            <text:p>Alcamoth</text:p>
          </table:table-cell>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office:value-type="string" calcext:value-type="string">
            <text:p>Alcamoth</text:p>
          </table:table-cell>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office:value-type="string" calcext:value-type="string">
            <text:p>Alcamoth</text:p>
          </table:table-cell>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office:value-type="string" calcext:value-type="string">
            <text:p>Alcamoth</text:p>
          </table:table-cell>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office:value-type="string" calcext:value-type="string">
            <text:p>Alcamoth</text:p>
          </table:table-cell>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office:value-type="string" calcext:value-type="string">
            <text:p>Alcamoth</text:p>
          </table:table-cell>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office:value-type="string" calcext:value-type="string">
            <text:p>Alcamoth</text:p>
          </table:table-cell>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office:value-type="string" calcext:value-type="string">
            <text:p>Alcamoth</text:p>
          </table:table-cell>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office:value-type="string" calcext:value-type="string">
            <text:p>Alcamoth</text:p>
          </table:table-cell>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office:value-type="string" calcext:value-type="string">
            <text:p>Alcamoth</text:p>
          </table:table-cell>
        </table:table-row>
      </table:table>
      <table:table table:name="Île-Prison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Massif de Valak trié" table:style-name="ta1">
        <table:table-column table:style-name="co7" table:number-columns-repeated="2" table:default-cell-style-name="Default"/>
        <table:table-column table:style-name="co2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office:value-type="string" calcext:value-type="string">
            <text:p>Bionis Central</text:p>
          </table:table-cell>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office:value-type="string" calcext:value-type="string">
            <text:p>Bionis Central</text:p>
          </table:table-cell>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office:value-type="string" calcext:value-type="string">
            <text:p>Bionis Central</text:p>
          </table:table-cell>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office:value-type="string" calcext:value-type="string">
            <text:p>Bionis Central</text:p>
          </table:table-cell>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office:value-type="string" calcext:value-type="string">
            <text:p>Bionis Central</text:p>
          </table:table-cell>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office:value-type="string" calcext:value-type="string">
            <text:p>Bionis Central</text:p>
          </table:table-cell>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office:value-type="string" calcext:value-type="string">
            <text:p>Bionis Central</text:p>
          </table:table-cell>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office:value-type="string" calcext:value-type="string">
            <text:p>Bionis Central</text:p>
          </table:table-cell>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office:value-type="string" calcext:value-type="string">
            <text:p>Bionis Central</text:p>
          </table:table-cell>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office:value-type="string" calcext:value-type="string">
            <text:p>Bionis Central</text:p>
          </table:table-cell>
        </table:table-row>
      </table:table>
      <table:table table:name="Vallée de l'Épée trié" table:style-name="ta1">
        <table:table-column table:style-name="co7" table:number-columns-repeated="2" table:default-cell-style-name="Default"/>
        <table:table-column table:style-name="co2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0" calcext:value-type="float">
            <text:p>0</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office:value-type="string" calcext:value-type="string">
            <text:p>/</text:p>
          </table:table-cell>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0" calcext:value-type="float">
            <text:p>0</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office:value-type="string" calcext:value-type="string">
            <text:p>/</text:p>
          </table:table-cell>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0" calcext:value-type="float">
            <text:p>0</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office:value-type="string" calcext:value-type="string">
            <text:p>/</text:p>
          </table:table-cell>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office:value-type="string" calcext:value-type="string">
            <text:p>/</text:p>
          </table:table-cell>
        </table:table-row>
      </table:table>
      <table:table table:name="Bras Gisant trié" table:style-name="ta1">
        <table:table-column table:style-name="co7" table:number-columns-repeated="2" table:default-cell-style-name="Default"/>
        <table:table-column table:style-name="co2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office:value-type="string" calcext:value-type="string">
            <text:p>Machinas</text:p>
          </table:table-cell>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office:value-type="string" calcext:value-type="string">
            <text:p>Machinas</text:p>
          </table:table-cell>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office:value-type="string" calcext:value-type="string">
            <text:p>Machinas</text:p>
          </table:table-cell>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office:value-type="string" calcext:value-type="string">
            <text:p>Machinas</text:p>
          </table:table-cell>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office:value-type="string" calcext:value-type="string">
            <text:p>Machinas</text:p>
          </table:table-cell>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office:value-type="string" calcext:value-type="string">
            <text:p>Machinas</text:p>
          </table:table-cell>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office:value-type="string" calcext:value-type="string">
            <text:p>Machinas</text:p>
          </table:table-cell>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office:value-type="string" calcext:value-type="string">
            <text:p>Machinas</text:p>
          </table:table-cell>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office:value-type="string" calcext:value-type="string">
            <text:p>Machinas</text:p>
          </table:table-cell>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office:value-type="string" calcext:value-type="string">
            <text:p>Machinas</text:p>
          </table:table-cell>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office:value-type="string" calcext:value-type="string">
            <text:p>Machinas</text:p>
          </table:table-cell>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office:value-type="string" calcext:value-type="string">
            <text:p>Machinas</text:p>
          </table:table-cell>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office:value-type="string" calcext:value-type="string">
            <text:p>Machinas</text:p>
          </table:table-cell>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office:value-type="string" calcext:value-type="string">
            <text:p>Machinas</text:p>
          </table:table-cell>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office:value-type="string" calcext:value-type="string">
            <text:p>Machinas</text:p>
          </table:table-cell>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office:value-type="string" calcext:value-type="string">
            <text:p>Machinas</text:p>
          </table:table-cell>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office:value-type="string" calcext:value-type="string">
            <text:p>Machinas</text:p>
          </table:table-cell>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office:value-type="string" calcext:value-type="string">
            <text:p>Machinas</text:p>
          </table:table-cell>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office:value-type="string" calcext:value-type="string">
            <text:p>Machinas</text:p>
          </table:table-cell>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office:value-type="string" calcext:value-type="string">
            <text:p>Machinas</text:p>
          </table:table-cell>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text:p>
          </table:table-cell>
          <table:table-cell office:value-type="string" calcext:value-type="string">
            <text:p>Machinas</text:p>
          </table:table-cell>
        </table:table-row>
      </table:table>
      <table:table table:name="Centrale Mékonite trié" table:style-name="ta1">
        <table:table-column table:style-name="co7" table:number-columns-repeated="2" table:default-cell-style-name="Default"/>
        <table:table-column table:style-name="co2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office:value-type="string" calcext:value-type="string">
            <text:p>Machinas</text:p>
          </table:table-cell>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office:value-type="string" calcext:value-type="string">
            <text:p>Machinas</text:p>
          </table:table-cell>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office:value-type="string" calcext:value-type="string">
            <text:p>Machinas</text:p>
          </table:table-cell>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office:value-type="string" calcext:value-type="string">
            <text:p>Machinas</text:p>
          </table:table-cell>
        </table:table-row>
      </table:table>
      <table:table table:name="Usine Principale trié" table:style-name="ta1">
        <table:table-column table:style-name="co7" table:number-columns-repeated="13"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10-09T00:23:09.319072772</dc:date>
    <meta:editing-duration>P1DT11H45M2S</meta:editing-duration>
    <meta:editing-cycles>207</meta:editing-cycles>
    <meta:document-statistic meta:table-count="19" meta:cell-count="12110" meta:object-count="0"/>
  </office:meta>
</office:document-meta>
</file>